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in" fo:border="none" style:writing-mode="page"/>
    </style:style>
    <style:style style:name="Table1.13" style:family="table-row">
      <style:table-row-properties style:min-row-height="0.2in"/>
    </style:style>
    <style:style style:name="Table1.24" style:family="table-row">
      <style:table-row-properties style:min-row-height="0.2708in"/>
    </style:style>
    <style:style style:name="Table1.47" style:family="table-row">
      <style:table-row-properties style:min-row-height="0.175in"/>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2d72" officeooo:paragraph-rsid="000c8ec9"/>
    </style:style>
    <style:style style:name="P2" style:family="paragraph" style:parent-style-name="Standard">
      <style:text-properties officeooo:rsid="000a9658" officeooo:paragraph-rsid="000c8ec9"/>
    </style:style>
    <style:style style:name="P3" style:family="paragraph" style:parent-style-name="Standard">
      <style:text-properties officeooo:rsid="000a9658" officeooo:paragraph-rsid="00517259"/>
    </style:style>
    <style:style style:name="P4" style:family="paragraph" style:parent-style-name="Standard">
      <style:text-properties officeooo:rsid="000a9658" officeooo:paragraph-rsid="00645e40"/>
    </style:style>
    <style:style style:name="P5" style:family="paragraph" style:parent-style-name="Table_20_Contents">
      <style:text-properties officeooo:rsid="000c8ec9" officeooo:paragraph-rsid="000c8ec9"/>
    </style:style>
    <style:style style:name="P6" style:family="paragraph" style:parent-style-name="Table_20_Contents">
      <style:text-properties officeooo:rsid="000c8ec9" officeooo:paragraph-rsid="000e1960"/>
    </style:style>
    <style:style style:name="P7" style:family="paragraph" style:parent-style-name="Table_20_Contents">
      <style:text-properties officeooo:rsid="000d9ef5" officeooo:paragraph-rsid="000d9ef5"/>
    </style:style>
    <style:style style:name="P8" style:family="paragraph" style:parent-style-name="Standard">
      <style:text-properties officeooo:rsid="0011247a" officeooo:paragraph-rsid="0011247a"/>
    </style:style>
    <style:style style:name="P9" style:family="paragraph" style:parent-style-name="Standard">
      <style:text-properties officeooo:rsid="0013128f" officeooo:paragraph-rsid="0013128f"/>
    </style:style>
    <style:style style:name="P10" style:family="paragraph" style:parent-style-name="Standard">
      <style:text-properties fo:font-style="italic" officeooo:rsid="0011247a" officeooo:paragraph-rsid="0011247a" style:font-style-asian="italic" style:font-style-complex="italic"/>
    </style:style>
    <style:style style:name="P11" style:family="paragraph" style:parent-style-name="Standard">
      <style:text-properties fo:font-style="normal" officeooo:rsid="0011247a" officeooo:paragraph-rsid="0011247a" style:font-style-asian="normal" style:font-style-complex="normal"/>
    </style:style>
    <style:style style:name="P12" style:family="paragraph" style:parent-style-name="Standard">
      <style:text-properties fo:font-style="normal" officeooo:rsid="0013128f" officeooo:paragraph-rsid="0013128f" style:font-style-asian="normal" style:font-style-complex="normal"/>
    </style:style>
    <style:style style:name="P13" style:family="paragraph" style:parent-style-name="Standard">
      <style:text-properties fo:font-style="normal" officeooo:rsid="0031801b" officeooo:paragraph-rsid="0031801b" style:font-style-asian="normal" style:font-style-complex="normal"/>
    </style:style>
    <style:style style:name="P14" style:family="paragraph" style:parent-style-name="Standard">
      <style:text-properties fo:font-style="normal" officeooo:rsid="003cd4d7" officeooo:paragraph-rsid="003cd4d7" style:font-style-asian="normal" style:font-style-complex="normal"/>
    </style:style>
    <style:style style:name="P15" style:family="paragraph" style:parent-style-name="Standard">
      <style:text-properties fo:font-style="normal" officeooo:rsid="0045bbe1" officeooo:paragraph-rsid="0045bbe1" style:font-style-asian="normal" style:font-style-complex="normal"/>
    </style:style>
    <style:style style:name="P16" style:family="paragraph" style:parent-style-name="Standard">
      <style:text-properties officeooo:rsid="0025c835" officeooo:paragraph-rsid="0025c835"/>
    </style:style>
    <style:style style:name="P17" style:family="paragraph" style:parent-style-name="Standard">
      <style:text-properties officeooo:rsid="00269c70" officeooo:paragraph-rsid="00269c70"/>
    </style:style>
    <style:style style:name="P18" style:family="paragraph" style:parent-style-name="Standard">
      <style:text-properties officeooo:rsid="00277ae9" officeooo:paragraph-rsid="00277ae9"/>
    </style:style>
    <style:style style:name="P19" style:family="paragraph" style:parent-style-name="Standard">
      <style:text-properties officeooo:rsid="0029268a" officeooo:paragraph-rsid="0029268a"/>
    </style:style>
    <style:style style:name="P20" style:family="paragraph" style:parent-style-name="Standard">
      <style:text-properties officeooo:rsid="0029268a" officeooo:paragraph-rsid="002b06ba"/>
    </style:style>
    <style:style style:name="P21" style:family="paragraph" style:parent-style-name="Standard">
      <style:text-properties officeooo:rsid="002b3734" officeooo:paragraph-rsid="002b3734"/>
    </style:style>
    <style:style style:name="P22" style:family="paragraph" style:parent-style-name="Standard">
      <style:text-properties officeooo:rsid="002c25a4" officeooo:paragraph-rsid="002c25a4"/>
    </style:style>
    <style:style style:name="P23" style:family="paragraph" style:parent-style-name="Standard">
      <style:text-properties officeooo:rsid="002d9856" officeooo:paragraph-rsid="002d9856"/>
    </style:style>
    <style:style style:name="P24" style:family="paragraph" style:parent-style-name="Standard">
      <style:text-properties officeooo:rsid="002f665a" officeooo:paragraph-rsid="002d9856"/>
    </style:style>
    <style:style style:name="P25" style:family="paragraph" style:parent-style-name="Standard">
      <style:text-properties officeooo:rsid="002f665a" officeooo:paragraph-rsid="002f665a"/>
    </style:style>
    <style:style style:name="P26" style:family="paragraph" style:parent-style-name="Standard">
      <style:text-properties officeooo:rsid="0030238c" officeooo:paragraph-rsid="0030238c"/>
    </style:style>
    <style:style style:name="P27" style:family="paragraph" style:parent-style-name="Standard">
      <style:text-properties officeooo:rsid="0031801b" officeooo:paragraph-rsid="0031801b"/>
    </style:style>
    <style:style style:name="P28" style:family="paragraph" style:parent-style-name="Standard">
      <style:text-properties officeooo:rsid="003254b3" officeooo:paragraph-rsid="003254b3"/>
    </style:style>
    <style:style style:name="P29" style:family="paragraph" style:parent-style-name="Standard">
      <style:text-properties officeooo:rsid="003437bb" officeooo:paragraph-rsid="003437bb"/>
    </style:style>
    <style:style style:name="P30" style:family="paragraph" style:parent-style-name="Standard">
      <style:text-properties officeooo:rsid="00363584" officeooo:paragraph-rsid="00363584"/>
    </style:style>
    <style:style style:name="P31" style:family="paragraph" style:parent-style-name="Standard">
      <style:text-properties officeooo:rsid="003864cc" officeooo:paragraph-rsid="003864cc"/>
    </style:style>
    <style:style style:name="P32" style:family="paragraph" style:parent-style-name="Standard">
      <style:text-properties officeooo:rsid="00396972" officeooo:paragraph-rsid="00396972"/>
    </style:style>
    <style:style style:name="P33" style:family="paragraph" style:parent-style-name="Standard">
      <style:text-properties officeooo:rsid="00399f16" officeooo:paragraph-rsid="00399f16"/>
    </style:style>
    <style:style style:name="P34" style:family="paragraph" style:parent-style-name="Standard">
      <style:text-properties officeooo:rsid="003a1ece" officeooo:paragraph-rsid="003a1ece"/>
    </style:style>
    <style:style style:name="P35" style:family="paragraph" style:parent-style-name="Standard">
      <style:text-properties officeooo:rsid="003a2c97" officeooo:paragraph-rsid="003a2c97"/>
    </style:style>
    <style:style style:name="P36" style:family="paragraph" style:parent-style-name="Table_20_Contents">
      <style:text-properties officeooo:rsid="0013492a" officeooo:paragraph-rsid="0013492a"/>
    </style:style>
    <style:style style:name="P37" style:family="paragraph" style:parent-style-name="Table_20_Contents">
      <style:text-properties officeooo:rsid="0023da2d" officeooo:paragraph-rsid="0023da2d"/>
    </style:style>
    <style:style style:name="P38" style:family="paragraph" style:parent-style-name="Standard">
      <style:text-properties officeooo:rsid="0046ff6d" officeooo:paragraph-rsid="0046ff6d"/>
    </style:style>
    <style:style style:name="P39" style:family="paragraph" style:parent-style-name="Standard">
      <style:text-properties officeooo:rsid="0048b5b9" officeooo:paragraph-rsid="0048b5b9"/>
    </style:style>
    <style:style style:name="P40" style:family="paragraph" style:parent-style-name="Standard">
      <style:text-properties officeooo:rsid="004ce1df" officeooo:paragraph-rsid="004ce1df"/>
    </style:style>
    <style:style style:name="P41" style:family="paragraph" style:parent-style-name="Standard">
      <style:text-properties officeooo:rsid="004ce1df" officeooo:paragraph-rsid="00645e40"/>
    </style:style>
    <style:style style:name="P42" style:family="paragraph" style:parent-style-name="Standard">
      <style:text-properties officeooo:rsid="004e7fcc" officeooo:paragraph-rsid="004e7fcc"/>
    </style:style>
    <style:style style:name="P43" style:family="paragraph" style:parent-style-name="Standard">
      <style:text-properties officeooo:rsid="004e7fcc" officeooo:paragraph-rsid="00645e40"/>
    </style:style>
    <style:style style:name="P44" style:family="paragraph" style:parent-style-name="Standard">
      <style:text-properties officeooo:rsid="00501e43" officeooo:paragraph-rsid="00501e43"/>
    </style:style>
    <style:style style:name="P45" style:family="paragraph" style:parent-style-name="Standard">
      <style:text-properties officeooo:rsid="00501e43" officeooo:paragraph-rsid="00645e40"/>
    </style:style>
    <style:style style:name="P46" style:family="paragraph" style:parent-style-name="Standard">
      <style:text-properties officeooo:rsid="00517259" officeooo:paragraph-rsid="00517259"/>
    </style:style>
    <style:style style:name="P47" style:family="paragraph" style:parent-style-name="Standard">
      <style:text-properties officeooo:rsid="0049cc0a" officeooo:paragraph-rsid="00517259"/>
    </style:style>
    <style:style style:name="P48" style:family="paragraph" style:parent-style-name="Standard">
      <style:text-properties officeooo:rsid="0049cc0a" officeooo:paragraph-rsid="000c8ec9"/>
    </style:style>
    <style:style style:name="P49" style:family="paragraph" style:parent-style-name="Standard">
      <style:text-properties officeooo:rsid="0049cc0a" officeooo:paragraph-rsid="00645e40"/>
    </style:style>
    <style:style style:name="P50" style:family="paragraph" style:parent-style-name="Standard">
      <style:text-properties officeooo:rsid="0059782d" officeooo:paragraph-rsid="0059782d"/>
    </style:style>
    <style:style style:name="P51" style:family="paragraph" style:parent-style-name="Standard">
      <style:text-properties officeooo:rsid="0059782d" officeooo:paragraph-rsid="00645e40"/>
    </style:style>
    <style:style style:name="P52" style:family="paragraph" style:parent-style-name="Standard">
      <style:text-properties officeooo:rsid="00597a6c" officeooo:paragraph-rsid="00597a6c"/>
    </style:style>
    <style:style style:name="P53" style:family="paragraph" style:parent-style-name="Standard">
      <style:text-properties officeooo:rsid="00597a6c" officeooo:paragraph-rsid="005a550a"/>
    </style:style>
    <style:style style:name="P54" style:family="paragraph" style:parent-style-name="Standard">
      <style:text-properties officeooo:rsid="0059fa41" officeooo:paragraph-rsid="005a550a"/>
    </style:style>
    <style:style style:name="P55" style:family="paragraph" style:parent-style-name="Standard">
      <style:text-properties officeooo:rsid="005a550a" officeooo:paragraph-rsid="005a550a"/>
    </style:style>
    <style:style style:name="P56" style:family="paragraph" style:parent-style-name="Standard">
      <style:text-properties officeooo:rsid="005d0983" officeooo:paragraph-rsid="005d0983"/>
    </style:style>
    <style:style style:name="P57" style:family="paragraph" style:parent-style-name="Standard">
      <style:text-properties officeooo:rsid="005e072b" officeooo:paragraph-rsid="005e072b"/>
    </style:style>
    <style:style style:name="P58" style:family="paragraph" style:parent-style-name="Standard">
      <style:text-properties officeooo:rsid="005e072b" officeooo:paragraph-rsid="005ee68f"/>
    </style:style>
    <style:style style:name="P59" style:family="paragraph" style:parent-style-name="Standard">
      <style:text-properties officeooo:rsid="0060a400" officeooo:paragraph-rsid="0060a400"/>
    </style:style>
    <style:style style:name="P60" style:family="paragraph" style:parent-style-name="Standard">
      <style:text-properties officeooo:rsid="00645e40" officeooo:paragraph-rsid="00645e40"/>
    </style:style>
    <style:style style:name="P61" style:family="paragraph" style:parent-style-name="Standard">
      <style:text-properties officeooo:rsid="004bb541" officeooo:paragraph-rsid="00517259"/>
    </style:style>
    <style:style style:name="T1" style:family="text">
      <style:text-properties officeooo:rsid="000bb33b"/>
    </style:style>
    <style:style style:name="T2" style:family="text">
      <style:text-properties officeooo:rsid="00104fae"/>
    </style:style>
    <style:style style:name="T3" style:family="text">
      <style:text-properties fo:language="en" fo:country="US" officeooo:rsid="003cd4d7"/>
    </style:style>
    <style:style style:name="T4" style:family="text">
      <style:text-properties officeooo:rsid="0013492a"/>
    </style:style>
    <style:style style:name="T5" style:family="text">
      <style:text-properties fo:font-style="normal" style:font-style-asian="normal" style:font-style-complex="normal"/>
    </style:style>
    <style:style style:name="T6" style:family="text">
      <style:text-properties fo:font-style="normal" officeooo:rsid="0025c835" style:font-style-asian="normal" style:font-style-complex="normal"/>
    </style:style>
    <style:style style:name="T7" style:family="text">
      <style:text-properties fo:font-style="normal" officeooo:rsid="0053f639" style:font-style-asian="normal" style:font-style-complex="normal"/>
    </style:style>
    <style:style style:name="T8" style:family="text">
      <style:text-properties fo:font-style="normal" officeooo:rsid="005528ac" style:font-style-asian="normal" style:font-style-complex="normal"/>
    </style:style>
    <style:style style:name="T9" style:family="text">
      <style:text-properties officeooo:rsid="0029268a"/>
    </style:style>
    <style:style style:name="T10" style:family="text">
      <style:text-properties officeooo:rsid="002b06ba"/>
    </style:style>
    <style:style style:name="T11" style:family="text">
      <style:text-properties officeooo:rsid="002b3734"/>
    </style:style>
    <style:style style:name="T12" style:family="text">
      <style:text-properties officeooo:rsid="002ce4b9"/>
    </style:style>
    <style:style style:name="T13" style:family="text">
      <style:text-properties officeooo:rsid="003254b3"/>
    </style:style>
    <style:style style:name="T14" style:family="text">
      <style:text-properties officeooo:rsid="00371ec6"/>
    </style:style>
    <style:style style:name="T15" style:family="text">
      <style:text-properties officeooo:rsid="003a2c97"/>
    </style:style>
    <style:style style:name="T16" style:family="text">
      <style:text-properties officeooo:rsid="003c1e02"/>
    </style:style>
    <style:style style:name="T17" style:family="text">
      <style:text-properties officeooo:rsid="003cd4d7"/>
    </style:style>
    <style:style style:name="T18" style:family="text">
      <style:text-properties officeooo:rsid="004077b1"/>
    </style:style>
    <style:style style:name="T19" style:family="text">
      <style:text-properties officeooo:rsid="0042c1a9"/>
    </style:style>
    <style:style style:name="T20" style:family="text">
      <style:text-properties officeooo:rsid="0045215b"/>
    </style:style>
    <style:style style:name="T21" style:family="text">
      <style:text-properties officeooo:rsid="0049a623"/>
    </style:style>
    <style:style style:name="T22" style:family="text">
      <style:text-properties officeooo:rsid="004bb541"/>
    </style:style>
    <style:style style:name="T23" style:family="text">
      <style:text-properties officeooo:rsid="00513fe7"/>
    </style:style>
    <style:style style:name="T24" style:family="text">
      <style:text-properties officeooo:rsid="00517259"/>
    </style:style>
    <style:style style:name="T25" style:family="text">
      <style:text-properties officeooo:rsid="00529ffc"/>
    </style:style>
    <style:style style:name="T26" style:family="text">
      <style:text-properties officeooo:rsid="0053f639"/>
    </style:style>
    <style:style style:name="T27" style:family="text">
      <style:text-properties officeooo:rsid="00566060"/>
    </style:style>
    <style:style style:name="T28" style:family="text">
      <style:text-properties officeooo:rsid="0057532b"/>
    </style:style>
    <style:style style:name="T29" style:family="text">
      <style:text-properties officeooo:rsid="00588506"/>
    </style:style>
    <style:style style:name="T30" style:family="text">
      <style:text-properties officeooo:rsid="0058bfbc"/>
    </style:style>
    <style:style style:name="T31" style:family="text">
      <style:text-properties officeooo:rsid="0058ed8c"/>
    </style:style>
    <style:style style:name="T32" style:family="text">
      <style:text-properties officeooo:rsid="0059782d"/>
    </style:style>
    <style:style style:name="T33" style:family="text">
      <style:text-properties officeooo:rsid="00597a6c"/>
    </style:style>
    <style:style style:name="T34" style:family="text">
      <style:text-properties officeooo:rsid="005a550a"/>
    </style:style>
    <style:style style:name="T35" style:family="text">
      <style:text-properties officeooo:rsid="005be587"/>
    </style:style>
    <style:style style:name="T36" style:family="text">
      <style:text-properties officeooo:rsid="005c1b2c"/>
    </style:style>
    <style:style style:name="T37" style:family="text">
      <style:text-properties officeooo:rsid="005d0983"/>
    </style:style>
    <style:style style:name="T38" style:family="text">
      <style:text-properties officeooo:rsid="005db871"/>
    </style:style>
    <style:style style:name="T39" style:family="text">
      <style:text-properties officeooo:rsid="005e444a"/>
    </style:style>
    <style:style style:name="T40" style:family="text">
      <style:text-properties officeooo:rsid="005ee68f"/>
    </style:style>
    <style:style style:name="T41" style:family="text">
      <style:text-properties officeooo:rsid="005eee5a"/>
    </style:style>
    <style:style style:name="T42" style:family="text">
      <style:text-properties officeooo:rsid="0062629d"/>
    </style:style>
    <style:style style:name="T43" style:family="text">
      <style:text-properties officeooo:rsid="00645e40"/>
    </style:style>
    <style:style style:name="T44" style:family="text">
      <style:text-properties officeooo:rsid="00661f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3"/>
        <table:table-row>
          <table:table-cell table:style-name="Table1.A1" office:value-type="string">
            <text:p text:style-name="P5">classic 0.0.2a</text:p>
          </table:table-cell>
          <table:table-cell table:style-name="Table1.A1" office:value-type="string">
            <text:p text:style-name="P5">0.0.1.2</text:p>
          </table:table-cell>
          <table:table-cell table:style-name="Table1.A1" office:value-type="string">
            <text:p text:style-name="P7">2</text:p>
          </table:table-cell>
        </table:table-row>
        <table:table-row>
          <table:table-cell table:style-name="Table1.A1" office:value-type="string">
            <text:p text:style-name="P5">classic 0.0.3a</text:p>
          </table:table-cell>
          <table:table-cell table:style-name="Table1.A1" office:value-type="string">
            <text:p text:style-name="P5">0.0.1.3</text:p>
          </table:table-cell>
          <table:table-cell table:style-name="Table1.A1" office:value-type="string">
            <text:p text:style-name="P7">3</text:p>
          </table:table-cell>
        </table:table-row>
        <table:table-row>
          <table:table-cell table:style-name="Table1.A1" office:value-type="string">
            <text:p text:style-name="P5">classic 0.0.9a</text:p>
          </table:table-cell>
          <table:table-cell table:style-name="Table1.A1" office:value-type="string">
            <text:p text:style-name="P5">0.0.1.9</text:p>
          </table:table-cell>
          <table:table-cell table:style-name="Table1.A1" office:value-type="string">
            <text:p text:style-name="P7">9</text:p>
          </table:table-cell>
        </table:table-row>
        <table:table-row>
          <table:table-cell table:style-name="Table1.A1" office:value-type="string">
            <text:p text:style-name="P5">classic 0.0.10a</text:p>
          </table:table-cell>
          <table:table-cell table:style-name="Table1.A1" office:value-type="string">
            <text:p text:style-name="P5">0.0.1.10</text:p>
          </table:table-cell>
          <table:table-cell table:style-name="Table1.A1" office:value-type="string">
            <text:p text:style-name="P7">10</text:p>
          </table:table-cell>
        </table:table-row>
        <table:table-row>
          <table:table-cell table:style-name="Table1.A1" office:value-type="string">
            <text:p text:style-name="P5">classic 0.0.11a</text:p>
          </table:table-cell>
          <table:table-cell table:style-name="Table1.A1" office:value-type="string">
            <text:p text:style-name="P5">0.0.1.11</text:p>
          </table:table-cell>
          <table:table-cell table:style-name="Table1.A1" office:value-type="string">
            <text:p text:style-name="P7">11</text:p>
          </table:table-cell>
        </table:table-row>
        <table:table-row>
          <table:table-cell table:style-name="Table1.A1" office:value-type="string">
            <text:p text:style-name="P5">classic 0.0.12a</text:p>
          </table:table-cell>
          <table:table-cell table:style-name="Table1.A1" office:value-type="string">
            <text:p text:style-name="P5">0.0.1.12</text:p>
          </table:table-cell>
          <table:table-cell table:style-name="Table1.A1" office:value-type="string">
            <text:p text:style-name="P7">12</text:p>
          </table:table-cell>
        </table:table-row>
        <table:table-row>
          <table:table-cell table:style-name="Table1.A1" office:value-type="string">
            <text:p text:style-name="P5">classic 0.0.13a</text:p>
          </table:table-cell>
          <table:table-cell table:style-name="Table1.A1" office:value-type="string">
            <text:p text:style-name="P5">0.0.1.13</text:p>
          </table:table-cell>
          <table:table-cell table:style-name="Table1.A1" office:value-type="string">
            <text:p text:style-name="P7">13</text:p>
          </table:table-cell>
        </table:table-row>
        <table:table-row>
          <table:table-cell table:style-name="Table1.A1" office:value-type="string">
            <text:p text:style-name="P5">classic 0.0.14a</text:p>
          </table:table-cell>
          <table:table-cell table:style-name="Table1.A1" office:value-type="string">
            <text:p text:style-name="P5">0.0.1.14</text:p>
          </table:table-cell>
          <table:table-cell table:style-name="Table1.A1" office:value-type="string">
            <text:p text:style-name="P7">14</text:p>
          </table:table-cell>
        </table:table-row>
        <table:table-row>
          <table:table-cell table:style-name="Table1.A1" office:value-type="string">
            <text:p text:style-name="P5">classic 0.0.15a</text:p>
          </table:table-cell>
          <table:table-cell table:style-name="Table1.A1" office:value-type="string">
            <text:p text:style-name="P5">0.0.1.15</text:p>
          </table:table-cell>
          <table:table-cell table:style-name="Table1.A1" office:value-type="string">
            <text:p text:style-name="P7">15</text:p>
          </table:table-cell>
        </table:table-row>
        <table:table-row>
          <table:table-cell table:style-name="Table1.A1" office:value-type="string">
            <text:p text:style-name="P5">classic 0.0.16a</text:p>
          </table:table-cell>
          <table:table-cell table:style-name="Table1.A1" office:value-type="string">
            <text:p text:style-name="P5">0.0.1.16</text:p>
          </table:table-cell>
          <table:table-cell table:style-name="Table1.A1" office:value-type="string">
            <text:p text:style-name="P7">16</text:p>
          </table:table-cell>
        </table:table-row>
        <table:table-row>
          <table:table-cell table:style-name="Table1.A1" office:value-type="string">
            <text:p text:style-name="P5">classic 0.0.17a</text:p>
          </table:table-cell>
          <table:table-cell table:style-name="Table1.A1" office:value-type="string">
            <text:p text:style-name="P5">0.0.1.17</text:p>
          </table:table-cell>
          <table:table-cell table:style-name="Table1.A1" office:value-type="string">
            <text:p text:style-name="P7">17</text:p>
          </table:table-cell>
        </table:table-row>
        <table:table-row>
          <table:table-cell table:style-name="Table1.A1" office:value-type="string">
            <text:p text:style-name="P5">classic 0.0.18a</text:p>
          </table:table-cell>
          <table:table-cell table:style-name="Table1.A1" office:value-type="string">
            <text:p text:style-name="P5">0.0.1.18</text:p>
          </table:table-cell>
          <table:table-cell table:style-name="Table1.A1" office:value-type="string">
            <text:p text:style-name="P7">18</text:p>
          </table:table-cell>
        </table:table-row>
        <table:table-row table:style-name="Table1.13">
          <table:table-cell table:style-name="Table1.A1" office:value-type="string">
            <text:p text:style-name="P5">classic 0.0.19a</text:p>
          </table:table-cell>
          <table:table-cell table:style-name="Table1.A1" office:value-type="string">
            <text:p text:style-name="P5">0.0.1.19</text:p>
          </table:table-cell>
          <table:table-cell table:style-name="Table1.A1" office:value-type="string">
            <text:p text:style-name="P7">19</text:p>
          </table:table-cell>
        </table:table-row>
        <table:table-row>
          <table:table-cell table:style-name="Table1.A1" office:value-type="string">
            <text:p text:style-name="P5">classic 0.0.20a</text:p>
          </table:table-cell>
          <table:table-cell table:style-name="Table1.A1" office:value-type="string">
            <text:p text:style-name="P5">0.0.1.20</text:p>
          </table:table-cell>
          <table:table-cell table:style-name="Table1.A1" office:value-type="string">
            <text:p text:style-name="P7">20</text:p>
          </table:table-cell>
        </table:table-row>
        <table:table-row>
          <table:table-cell table:style-name="Table1.A1" office:value-type="string">
            <text:p text:style-name="P5">classic 0.0.21a</text:p>
          </table:table-cell>
          <table:table-cell table:style-name="Table1.A1" office:value-type="string">
            <text:p text:style-name="P5">0.0.1.21</text:p>
          </table:table-cell>
          <table:table-cell table:style-name="Table1.A1" office:value-type="string">
            <text:p text:style-name="P7">21</text:p>
          </table:table-cell>
        </table:table-row>
        <table:table-row>
          <table:table-cell table:style-name="Table1.A1" office:value-type="string">
            <text:p text:style-name="P5">classic 0.0.22a</text:p>
          </table:table-cell>
          <table:table-cell table:style-name="Table1.A1" office:value-type="string">
            <text:p text:style-name="P5">0.0.1.22</text:p>
          </table:table-cell>
          <table:table-cell table:style-name="Table1.A1" office:value-type="string">
            <text:p text:style-name="P7">22</text:p>
          </table:table-cell>
        </table:table-row>
        <table:table-row>
          <table:table-cell table:style-name="Table1.A1" office:value-type="string">
            <text:p text:style-name="P5">classic 0.0.23a</text:p>
          </table:table-cell>
          <table:table-cell table:style-name="Table1.A1" office:value-type="string">
            <text:p text:style-name="P5">0.0.1.23</text:p>
          </table:table-cell>
          <table:table-cell table:style-name="Table1.A1" office:value-type="string">
            <text:p text:style-name="P7">23</text:p>
          </table:table-cell>
        </table:table-row>
        <table:table-row>
          <table:table-cell table:style-name="Table1.A1" office:value-type="string">
            <text:p text:style-name="P5">classic 0.24</text:p>
          </table:table-cell>
          <table:table-cell table:style-name="Table1.A1" office:value-type="string">
            <text:p text:style-name="P5">0.0.24</text:p>
          </table:table-cell>
          <table:table-cell table:style-name="Table1.A1" office:value-type="string">
            <text:p text:style-name="P7">24</text:p>
          </table:table-cell>
        </table:table-row>
        <table:table-row>
          <table:table-cell table:style-name="Table1.A1" office:value-type="string">
            <text:p text:style-name="P5">classic 0.25</text:p>
          </table:table-cell>
          <table:table-cell table:style-name="Table1.A1" office:value-type="string">
            <text:p text:style-name="P5">0.0.25</text:p>
          </table:table-cell>
          <table:table-cell table:style-name="Table1.A1" office:value-type="string">
            <text:p text:style-name="P7">25</text:p>
          </table:table-cell>
        </table:table-row>
        <table:table-row>
          <table:table-cell table:style-name="Table1.A1" office:value-type="string">
            <text:p text:style-name="P5">classic 0.26</text:p>
          </table:table-cell>
          <table:table-cell table:style-name="Table1.A1" office:value-type="string">
            <text:p text:style-name="P5">0.0.26</text:p>
          </table:table-cell>
          <table:table-cell table:style-name="Table1.A1" office:value-type="string">
            <text:p text:style-name="P7">26</text:p>
          </table:table-cell>
        </table:table-row>
        <table:table-row>
          <table:table-cell table:style-name="Table1.A1" office:value-type="string">
            <text:p text:style-name="P5">classic 0.27</text:p>
          </table:table-cell>
          <table:table-cell table:style-name="Table1.A1" office:value-type="string">
            <text:p text:style-name="P5">0.0.27</text:p>
          </table:table-cell>
          <table:table-cell table:style-name="Table1.A1" office:value-type="string">
            <text:p text:style-name="P7">27</text:p>
          </table:table-cell>
        </table:table-row>
        <table:table-row>
          <table:table-cell table:style-name="Table1.A1" office:value-type="string">
            <text:p text:style-name="P5">classic 0.28</text:p>
          </table:table-cell>
          <table:table-cell table:style-name="Table1.A1" office:value-type="string">
            <text:p text:style-name="P5">0.0.28</text:p>
          </table:table-cell>
          <table:table-cell table:style-name="Table1.A1" office:value-type="string">
            <text:p text:style-name="P7">28</text:p>
          </table:table-cell>
        </table:table-row>
        <table:table-row>
          <table:table-cell table:style-name="Table1.A1" office:value-type="string">
            <text:p text:style-name="P5">classic 0.29</text:p>
          </table:table-cell>
          <table:table-cell table:style-name="Table1.A1" office:value-type="string">
            <text:p text:style-name="P5">0.0.29</text:p>
          </table:table-cell>
          <table:table-cell table:style-name="Table1.A1" office:value-type="string">
            <text:p text:style-name="P7">29</text:p>
          </table:table-cell>
        </table:table-row>
        <table:table-row table:style-name="Table1.24">
          <table:table-cell table:style-name="Table1.A1" office:value-type="string">
            <text:p text:style-name="P5">classic 0.30</text:p>
          </table:table-cell>
          <table:table-cell table:style-name="Table1.A1" office:value-type="string">
            <text:p text:style-name="P5">0.0.30</text:p>
          </table:table-cell>
          <table:table-cell table:style-name="Table1.A1" office:value-type="string">
            <text:p text:style-name="P7">30</text:p>
          </table:table-cell>
        </table:table-row>
        <table:table-row>
          <table:table-cell table:style-name="Table1.A1" office:value-type="string">
            <text:p text:style-name="P5">indev 0.31</text:p>
          </table:table-cell>
          <table:table-cell table:style-name="Table1.A1" office:value-type="string">
            <text:p text:style-name="P5">0.0.31</text:p>
          </table:table-cell>
          <table:table-cell table:style-name="Table1.A1" office:value-type="string">
            <text:p text:style-name="P7">31</text:p>
          </table:table-cell>
        </table:table-row>
        <table:table-row>
          <table:table-cell table:style-name="Table1.A1" office:value-type="string">
            <text:p text:style-name="P5">indev</text:p>
          </table:table-cell>
          <table:table-cell table:style-name="Table1.A1" office:value-type="string">
            <text:p text:style-name="P5">indev</text:p>
          </table:table-cell>
          <table:table-cell table:style-name="Table1.A1" office:value-type="string">
            <text:p text:style-name="P7">0</text:p>
          </table:table-cell>
        </table:table-row>
        <table:table-row>
          <table:table-cell table:style-name="Table1.A1" office:value-type="string">
            <text:p text:style-name="P5">infdev</text:p>
          </table:table-cell>
          <table:table-cell table:style-name="Table1.A1" office:value-type="string">
            <text:p text:style-name="P5">infdev</text:p>
          </table:table-cell>
          <table:table-cell table:style-name="Table1.A1" office:value-type="string">
            <text:p text:style-name="P7">0</text:p>
          </table:table-cell>
        </table:table-row>
        <table:table-row>
          <table:table-cell table:style-name="Table1.A1" office:value-type="string">
            <text:p text:style-name="P5">Alpha v1.0</text:p>
          </table:table-cell>
          <table:table-cell table:style-name="Table1.A1" office:value-type="string">
            <text:p text:style-name="P5">0.1.0</text:p>
          </table:table-cell>
          <table:table-cell table:style-name="Table1.A1" office:value-type="string">
            <text:p text:style-name="P7">1</text:p>
          </table:table-cell>
        </table:table-row>
        <table:table-row>
          <table:table-cell table:style-name="Table1.A1" office:value-type="string">
            <text:p text:style-name="P5">Alpha v1.1</text:p>
          </table:table-cell>
          <table:table-cell table:style-name="Table1.A1" office:value-type="string">
            <text:p text:style-name="P5">0.1.1</text:p>
          </table:table-cell>
          <table:table-cell table:style-name="Table1.A1" office:value-type="string">
            <text:p text:style-name="P7">2</text:p>
          </table:table-cell>
        </table:table-row>
        <table:table-row>
          <table:table-cell table:style-name="Table1.A1" office:value-type="string">
            <text:p text:style-name="P5">Alpha v1.2</text:p>
          </table:table-cell>
          <table:table-cell table:style-name="Table1.A1" office:value-type="string">
            <text:p text:style-name="P5">0.1.2</text:p>
          </table:table-cell>
          <table:table-cell table:style-name="Table1.A1" office:value-type="string">
            <text:p text:style-name="P7">3</text:p>
          </table:table-cell>
        </table:table-row>
        <table:table-row>
          <table:table-cell table:style-name="Table1.A1" office:value-type="string">
            <text:p text:style-name="P5">Beta 1.0</text:p>
          </table:table-cell>
          <table:table-cell table:style-name="Table1.A1" office:value-type="string">
            <text:p text:style-name="P5">1.0</text:p>
          </table:table-cell>
          <table:table-cell table:style-name="Table1.A1" office:value-type="string">
            <text:p text:style-name="P7">1</text:p>
          </table:table-cell>
        </table:table-row>
        <table:table-row>
          <table:table-cell table:style-name="Table1.A1" office:value-type="string">
            <text:p text:style-name="P5">Beta 1.1</text:p>
          </table:table-cell>
          <table:table-cell table:style-name="Table1.A1" office:value-type="string">
            <text:p text:style-name="P5">1.1</text:p>
          </table:table-cell>
          <table:table-cell table:style-name="Table1.A1" office:value-type="string">
            <text:p text:style-name="P7">2</text:p>
          </table:table-cell>
        </table:table-row>
        <table:table-row>
          <table:table-cell table:style-name="Table1.A1" office:value-type="string">
            <text:p text:style-name="P5">Beta 1.2</text:p>
          </table:table-cell>
          <table:table-cell table:style-name="Table1.A1" office:value-type="string">
            <text:p text:style-name="P5">1.2</text:p>
          </table:table-cell>
          <table:table-cell table:style-name="Table1.A1" office:value-type="string">
            <text:p text:style-name="P7">3</text:p>
          </table:table-cell>
        </table:table-row>
        <table:table-row>
          <table:table-cell table:style-name="Table1.A1" office:value-type="string">
            <text:p text:style-name="P5">Beta 1.3</text:p>
          </table:table-cell>
          <table:table-cell table:style-name="Table1.A1" office:value-type="string">
            <text:p text:style-name="P5">1.3</text:p>
          </table:table-cell>
          <table:table-cell table:style-name="Table1.A1" office:value-type="string">
            <text:p text:style-name="P7">4</text:p>
          </table:table-cell>
        </table:table-row>
        <table:table-row>
          <table:table-cell table:style-name="Table1.A1" office:value-type="string">
            <text:p text:style-name="P5">Beta 1.4</text:p>
          </table:table-cell>
          <table:table-cell table:style-name="Table1.A1" office:value-type="string">
            <text:p text:style-name="P5">1.4</text:p>
          </table:table-cell>
          <table:table-cell table:style-name="Table1.A1" office:value-type="string">
            <text:p text:style-name="P7">5</text:p>
          </table:table-cell>
        </table:table-row>
        <table:table-row>
          <table:table-cell table:style-name="Table1.A1" office:value-type="string">
            <text:p text:style-name="P5">Beta 1.5</text:p>
          </table:table-cell>
          <table:table-cell table:style-name="Table1.A1" office:value-type="string">
            <text:p text:style-name="P5">1.5</text:p>
          </table:table-cell>
          <table:table-cell table:style-name="Table1.A1" office:value-type="string">
            <text:p text:style-name="P7">6</text:p>
          </table:table-cell>
        </table:table-row>
        <table:table-row>
          <table:table-cell table:style-name="Table1.A1" office:value-type="string">
            <text:p text:style-name="P5">Beta 1.6</text:p>
          </table:table-cell>
          <table:table-cell table:style-name="Table1.A1" office:value-type="string">
            <text:p text:style-name="P5">1.6</text:p>
          </table:table-cell>
          <table:table-cell table:style-name="Table1.A1" office:value-type="string">
            <text:p text:style-name="P7">7</text:p>
          </table:table-cell>
        </table:table-row>
        <table:table-row>
          <table:table-cell table:style-name="Table1.A1" office:value-type="string">
            <text:p text:style-name="P5">Beta 1.7</text:p>
          </table:table-cell>
          <table:table-cell table:style-name="Table1.A1" office:value-type="string">
            <text:p text:style-name="P5">1.7</text:p>
          </table:table-cell>
          <table:table-cell table:style-name="Table1.A1" office:value-type="string">
            <text:p text:style-name="P7">8</text:p>
          </table:table-cell>
        </table:table-row>
        <table:table-row>
          <table:table-cell table:style-name="Table1.A1" office:value-type="string">
            <text:p text:style-name="P5">Beta 1.8</text:p>
          </table:table-cell>
          <table:table-cell table:style-name="Table1.A1" office:value-type="string">
            <text:p text:style-name="P5">1.8</text:p>
          </table:table-cell>
          <table:table-cell table:style-name="Table1.A1" office:value-type="string">
            <text:p text:style-name="P7">9</text:p>
          </table:table-cell>
        </table:table-row>
        <table:table-row>
          <table:table-cell table:style-name="Table1.A1" office:value-type="string">
            <text:p text:style-name="P5">1.0</text:p>
          </table:table-cell>
          <table:table-cell table:style-name="Table1.A1" office:value-type="string">
            <text:p text:style-name="P5">1.9</text:p>
          </table:table-cell>
          <table:table-cell table:style-name="Table1.A1" office:value-type="string">
            <text:p text:style-name="P7">10</text:p>
          </table:table-cell>
        </table:table-row>
        <table:table-row>
          <table:table-cell table:style-name="Table1.A1" office:value-type="string">
            <text:p text:style-name="P5">1.1</text:p>
          </table:table-cell>
          <table:table-cell table:style-name="Table1.A1" office:value-type="string">
            <text:p text:style-name="P5">1.10</text:p>
          </table:table-cell>
          <table:table-cell table:style-name="Table1.A1" office:value-type="string">
            <text:p text:style-name="P7">11</text:p>
          </table:table-cell>
        </table:table-row>
        <table:table-row>
          <table:table-cell table:style-name="Table1.A1" office:value-type="string">
            <text:p text:style-name="P5">1.2</text:p>
          </table:table-cell>
          <table:table-cell table:style-name="Table1.A1" office:value-type="string">
            <text:p text:style-name="P5">1.11</text:p>
          </table:table-cell>
          <table:table-cell table:style-name="Table1.A1" office:value-type="string">
            <text:p text:style-name="P7">12</text:p>
          </table:table-cell>
        </table:table-row>
        <table:table-row>
          <table:table-cell table:style-name="Table1.A1" office:value-type="string">
            <text:p text:style-name="P5">1.3</text:p>
          </table:table-cell>
          <table:table-cell table:style-name="Table1.A1" office:value-type="string">
            <text:p text:style-name="P5">1.12</text:p>
          </table:table-cell>
          <table:table-cell table:style-name="Table1.A1" office:value-type="string">
            <text:p text:style-name="P7">13</text:p>
          </table:table-cell>
        </table:table-row>
        <table:table-row>
          <table:table-cell table:style-name="Table1.A1" office:value-type="string">
            <text:p text:style-name="P5">1.4</text:p>
          </table:table-cell>
          <table:table-cell table:style-name="Table1.A1" office:value-type="string">
            <text:p text:style-name="P5">1.13</text:p>
          </table:table-cell>
          <table:table-cell table:style-name="Table1.A1" office:value-type="string">
            <text:p text:style-name="P7">14</text:p>
          </table:table-cell>
        </table:table-row>
        <table:table-row>
          <table:table-cell table:style-name="Table1.A1" office:value-type="string">
            <text:p text:style-name="P5">1.5</text:p>
          </table:table-cell>
          <table:table-cell table:style-name="Table1.A1" office:value-type="string">
            <text:p text:style-name="P5">1.14</text:p>
          </table:table-cell>
          <table:table-cell table:style-name="Table1.A1" office:value-type="string">
            <text:p text:style-name="P7">15</text:p>
          </table:table-cell>
        </table:table-row>
        <table:table-row>
          <table:table-cell table:style-name="Table1.A1" office:value-type="string">
            <text:p text:style-name="P5">1.6</text:p>
          </table:table-cell>
          <table:table-cell table:style-name="Table1.A1" office:value-type="string">
            <text:p text:style-name="P5">1.15</text:p>
          </table:table-cell>
          <table:table-cell table:style-name="Table1.A1" office:value-type="string">
            <text:p text:style-name="P7">16</text:p>
          </table:table-cell>
        </table:table-row>
        <table:table-row table:style-name="Table1.47">
          <table:table-cell table:style-name="Table1.A1" office:value-type="string">
            <text:p text:style-name="P5">1.7</text:p>
          </table:table-cell>
          <table:table-cell table:style-name="Table1.A1" office:value-type="string">
            <text:p text:style-name="P5">1.16</text:p>
          </table:table-cell>
          <table:table-cell table:style-name="Table1.A1" office:value-type="string">
            <text:p text:style-name="P7">17</text:p>
          </table:table-cell>
        </table:table-row>
        <table:table-row>
          <table:table-cell table:style-name="Table1.A1" office:value-type="string">
            <text:p text:style-name="P5">1.8</text:p>
          </table:table-cell>
          <table:table-cell table:style-name="Table1.A1" office:value-type="string">
            <text:p text:style-name="P5">1.17</text:p>
          </table:table-cell>
          <table:table-cell table:style-name="Table1.A1" office:value-type="string">
            <text:p text:style-name="P7">18</text:p>
          </table:table-cell>
        </table:table-row>
        <text:soft-page-break/>
        <table:table-row>
          <table:table-cell table:style-name="Table1.A1" office:value-type="string">
            <text:p text:style-name="P5">1.9</text:p>
          </table:table-cell>
          <table:table-cell table:style-name="Table1.A1" office:value-type="string">
            <text:p text:style-name="P5">1.18</text:p>
          </table:table-cell>
          <table:table-cell table:style-name="Table1.A1" office:value-type="string">
            <text:p text:style-name="P7">19</text:p>
          </table:table-cell>
        </table:table-row>
        <table:table-row>
          <table:table-cell table:style-name="Table1.A1" office:value-type="string">
            <text:p text:style-name="P5">1.10</text:p>
          </table:table-cell>
          <table:table-cell table:style-name="Table1.A1" office:value-type="string">
            <text:p text:style-name="P5">1.19</text:p>
          </table:table-cell>
          <table:table-cell table:style-name="Table1.A1" office:value-type="string">
            <text:p text:style-name="P7">20</text:p>
          </table:table-cell>
        </table:table-row>
        <table:table-row>
          <table:table-cell table:style-name="Table1.A1" office:value-type="string">
            <text:p text:style-name="P5">1.11</text:p>
          </table:table-cell>
          <table:table-cell table:style-name="Table1.A1" office:value-type="string">
            <text:p text:style-name="P5">1.20</text:p>
          </table:table-cell>
          <table:table-cell table:style-name="Table1.A1" office:value-type="string">
            <text:p text:style-name="P7">21</text:p>
          </table:table-cell>
        </table:table-row>
        <table:table-row>
          <table:table-cell table:style-name="Table1.A1" office:value-type="string">
            <text:p text:style-name="P5">1.12</text:p>
          </table:table-cell>
          <table:table-cell table:style-name="Table1.A1" office:value-type="string">
            <text:p text:style-name="P5">1.21</text:p>
          </table:table-cell>
          <table:table-cell table:style-name="Table1.A1" office:value-type="string">
            <text:p text:style-name="P7">22</text:p>
          </table:table-cell>
        </table:table-row>
        <table:table-row>
          <table:table-cell table:style-name="Table1.A1" office:value-type="string">
            <text:p text:style-name="P5">1.13</text:p>
          </table:table-cell>
          <table:table-cell table:style-name="Table1.A1" office:value-type="string">
            <text:p text:style-name="P5">1.22</text:p>
          </table:table-cell>
          <table:table-cell table:style-name="Table1.A1" office:value-type="string">
            <text:p text:style-name="P7">23</text:p>
          </table:table-cell>
        </table:table-row>
        <table:table-row>
          <table:table-cell table:style-name="Table1.A1" office:value-type="string">
            <text:p text:style-name="P5">1.14</text:p>
          </table:table-cell>
          <table:table-cell table:style-name="Table1.A1" office:value-type="string">
            <text:p text:style-name="P5">1.23</text:p>
          </table:table-cell>
          <table:table-cell table:style-name="Table1.A1" office:value-type="string">
            <text:p text:style-name="P7">24</text:p>
          </table:table-cell>
        </table:table-row>
        <table:table-row>
          <table:table-cell table:style-name="Table1.A1" office:value-type="string">
            <text:p text:style-name="P5">1.15</text:p>
          </table:table-cell>
          <table:table-cell table:style-name="Table1.A1" office:value-type="string">
            <text:p text:style-name="P5">1.24</text:p>
          </table:table-cell>
          <table:table-cell table:style-name="Table1.A1" office:value-type="string">
            <text:p text:style-name="P7">25</text:p>
          </table:table-cell>
        </table:table-row>
        <table:table-row>
          <table:table-cell table:style-name="Table1.A1" office:value-type="string">
            <text:p text:style-name="P5">20w14∞</text:p>
          </table:table-cell>
          <table:table-cell table:style-name="Table1.A1" office:value-type="string">
            <text:p text:style-name="P6">20w14∞</text:p>
          </table:table-cell>
          <table:table-cell table:style-name="Table1.A1" office:value-type="string">
            <text:p text:style-name="P7"/>
          </table:table-cell>
        </table:table-row>
        <table:table-row>
          <table:table-cell table:style-name="Table1.A1" office:value-type="string">
            <text:p text:style-name="P5">1.16</text:p>
          </table:table-cell>
          <table:table-cell table:style-name="Table1.A1" office:value-type="string">
            <text:p text:style-name="P5">1.25</text:p>
          </table:table-cell>
          <table:table-cell table:style-name="Table1.A1" office:value-type="string">
            <text:p text:style-name="P7">26</text:p>
          </table:table-cell>
        </table:table-row>
        <table:table-row>
          <table:table-cell table:style-name="Table1.A1" office:value-type="string">
            <text:p text:style-name="P5">1.17</text:p>
          </table:table-cell>
          <table:table-cell table:style-name="Table1.A1" office:value-type="string">
            <text:p text:style-name="P5">1.26</text:p>
          </table:table-cell>
          <table:table-cell table:style-name="Table1.A1" office:value-type="string">
            <text:p text:style-name="P7">27</text:p>
          </table:table-cell>
        </table:table-row>
        <table:table-row>
          <table:table-cell table:style-name="Table1.A1" office:value-type="string">
            <text:p text:style-name="P5">1.18</text:p>
          </table:table-cell>
          <table:table-cell table:style-name="Table1.A1" office:value-type="string">
            <text:p text:style-name="P5">1.27</text:p>
          </table:table-cell>
          <table:table-cell table:style-name="Table1.A1" office:value-type="string">
            <text:p text:style-name="P7">28</text:p>
          </table:table-cell>
        </table:table-row>
        <table:table-row>
          <table:table-cell table:style-name="Table1.A1" office:value-type="string">
            <text:p text:style-name="P5">1.19</text:p>
          </table:table-cell>
          <table:table-cell table:style-name="Table1.A1" office:value-type="string">
            <text:p text:style-name="P5">1.28</text:p>
          </table:table-cell>
          <table:table-cell table:style-name="Table1.A1" office:value-type="string">
            <text:p text:style-name="P7">29</text:p>
          </table:table-cell>
        </table:table-row>
        <table:table-row>
          <table:table-cell table:style-name="Table1.A1" office:value-type="string">
            <text:p text:style-name="P5">1.20</text:p>
          </table:table-cell>
          <table:table-cell table:style-name="Table1.A1" office:value-type="string">
            <text:p text:style-name="P5">1.29</text:p>
          </table:table-cell>
          <table:table-cell table:style-name="Table1.A1" office:value-type="string">
            <text:p text:style-name="P7">30</text:p>
          </table:table-cell>
        </table:table-row>
        <table:table-row>
          <table:table-cell table:style-name="Table1.A1" office:value-type="string">
            <text:p text:style-name="P5">1.21</text:p>
          </table:table-cell>
          <table:table-cell table:style-name="Table1.A1" office:value-type="string">
            <text:p text:style-name="P5">1.30</text:p>
          </table:table-cell>
          <table:table-cell table:style-name="Table1.A1" office:value-type="string">
            <text:p text:style-name="P7">31</text:p>
          </table:table-cell>
        </table:table-row>
      </table:table>
      <text:p text:style-name="P1">0.0.1.2</text:p>
      <text:p text:style-name="P1">0.0.1.3</text:p>
      <text:p text:style-name="P1">0.0.1.9</text:p>
      <text:p text:style-name="P1">0.0.1.10</text:p>
      <text:p text:style-name="P1">0.0.1.11</text:p>
      <text:p text:style-name="P1">0.0.1.12</text:p>
      <text:p text:style-name="P1">0.0.1.13</text:p>
      <text:p text:style-name="P1">0.0.1.14</text:p>
      <text:p text:style-name="P1">0.0.1.15</text:p>
      <text:p text:style-name="P1">0.0.1.16</text:p>
      <text:p text:style-name="P1">0.0.1.17</text:p>
      <text:p text:style-name="P1">0.0.1.18</text:p>
      <text:p text:style-name="P1">0.0.1.19</text:p>
      <text:p text:style-name="P1">0.0.1.20</text:p>
      <text:p text:style-name="P1">0.0.1.21</text:p>
      <text:p text:style-name="P1">0.0.1.22</text:p>
      <text:p text:style-name="P1">0.0.1.23</text:p>
      <text:p text:style-name="P1">0.0.24</text:p>
      <text:p text:style-name="P1">0.0.25</text:p>
      <text:p text:style-name="P1">0.0.26</text:p>
      <text:p text:style-name="P1">0.0.27</text:p>
      <text:p text:style-name="P1">0.0.28</text:p>
      <text:p text:style-name="P1">0.0.29</text:p>
      <text:p text:style-name="P1">0.0.30</text:p>
      <text:p text:style-name="P1">0.0.31</text:p>
      <text:p text:style-name="P2">indev</text:p>
      <text:p text:style-name="P2">infdev</text:p>
      <text:p text:style-name="P2">0.1<text:span text:style-name="T1">.0</text:span></text:p>
      <text:p text:style-name="P2">0.1.1</text:p>
      <text:p text:style-name="P2">0.1.2</text:p>
      <text:p text:style-name="P2">1.0</text:p>
      <text:p text:style-name="P2">1.1</text:p>
      <text:p text:style-name="P2">1.2</text:p>
      <text:p text:style-name="P2">1.3</text:p>
      <text:p text:style-name="P2">1.4</text:p>
      <text:p text:style-name="P2"><text:soft-page-break/>1.5</text:p>
      <text:p text:style-name="P2">1.6</text:p>
      <text:p text:style-name="P2">1.7</text:p>
      <text:p text:style-name="P2">1.8</text:p>
      <text:p text:style-name="P2">1.9</text:p>
      <text:p text:style-name="P2">1.10</text:p>
      <text:p text:style-name="P2">1.11</text:p>
      <text:p text:style-name="P2">1.12</text:p>
      <text:p text:style-name="P2">1.13</text:p>
      <text:p text:style-name="P2">1.14</text:p>
      <text:p text:style-name="P2">1.15</text:p>
      <text:p text:style-name="P2">1.16</text:p>
      <text:p text:style-name="P2">1.17</text:p>
      <text:p text:style-name="P2">1.18</text:p>
      <text:p text:style-name="P2">1.19</text:p>
      <text:p text:style-name="P2">1.20</text:p>
      <text:p text:style-name="P2">1.21</text:p>
      <text:p text:style-name="P2">1.22</text:p>
      <text:p text:style-name="P2">1.23</text:p>
      <text:p text:style-name="P2">1.24</text:p>
      <text:p text:style-name="P2">1.25</text:p>
      <text:p text:style-name="P2">1.26</text:p>
      <text:p text:style-name="P2">1.27</text:p>
      <text:p text:style-name="P2">1.28</text:p>
      <text:p text:style-name="P2">1.29</text:p>
      <text:p text:style-name="P2">1.30</text:p>
      <text:p text:style-name="P2"/>
      <text:p text:style-name="P50">## incompatible</text:p>
      <text:p text:style-name="P50"/>
      <text:p text:style-name="P59">In the begining there was <text:span text:style-name="T42">a</text:span> neutron star in the universe which is the surface of a hypersphere. The beams were bent by the hypersphere to create a fake sun and moon back on the surface of the neutron star. The beams were diffrent because of wave interferance with each other. The moon light is mostly made of high frequency light, so it is able to penetrate and give everything properties within 256 blocks of ordinary matter. The sunlight is mostly made of infrared, visible and ultraviolet light, which is much less penetrating<text:span text:style-name="T42">. </text:span><text:span text:style-name="T41">However, the magnetic field from the neutron star </text:span>blocking the radiation <text:span text:style-name="T41">is still so strong that </text:span>almost nothing<text:span text:style-name="T41"> can detect the day and night cycle. </text:span></text:p>
      <text:p text:style-name="P59"/>
      <text:p text:style-name="P59">The universe starts to expand while keeping energy density preserved<text:span text:style-name="T42"> for the neutron star</text:span>. This made the neutron star bigger really fast. The n<text:span text:style-name="T43">eu</text:span>t<text:span text:style-name="T43">r</text:span>on star collapse creating a singularity in the middle. It left 2 outer shells of nuetronium behind. The 2 shells interacted with modified gravity to stay the gravitationally stable. Since modified gravity does not follow newton's shell theorum, the inner shell split into a lower shell and a middle shell due to diffrent gravitation interation with the upper shell. The lower and middle shell was the nether and the upper shell was the overworld.<text:span text:style-name="T43"> The nether was filled with holes because of the gravitational reaction while the overworld had no holes.</text:span><text:span text:style-name="T42"> The universe is still expanding which alters the wave interference between the sunlight and moonlight causing the moon cycle. </text:span><text:span text:style-name="T43"><text:s/>The magnetic field is still blocking most of the light because of light lag. The magnetic field gives out its own radiation which is like sunlight but harmless.</text:span></text:p>
      <text:p text:style-name="P59"/>
      <text:p text:style-name="P60"><text:soft-page-break/>Because everything else did not expand with accordance to its own energy density, the nuetron star became the largest object in the universe pulling everything including intelligent life from far away towards it. Any matter that wish to survive without falling into the singularity would have to be able to teleport on to the surface of the 3 shells of neutronium. The first creatures to inhabit the minecraft world were endermen. It was because they were able to survive the fall down from the event horizon to the overworld by teleportation. </text:p>
      <text:p text:style-name="P60"/>
      <text:p text:style-name="P49"/>
      <text:p text:style-name="P60"/>
      <text:p text:style-name="P60"/>
      <text:p text:style-name="P60">After landing on the overworld, the endermen used nether reactor core to teleport to the nether. The nether had almost nothing but some pieces of nuetronium. Some endermen drop down the nether with neutronium to place it randomly. A few pieces were placed in the correct spot to form the main end island. There was a place (different from the main end island) in the internether void where endermen could teleport over and over again to the same spot making it seem that they have anti-gravity. The endermen use teleportation to pull matter from the singularity. Because of the no hair theorem, the matter is always the same being endstone. The endermen and the endstone made up the outer end islands. Outer was only in perspective of the main end islands only after the main end island connects to it. There were no radial gaps in the outer end islands and there were no center.</text:p>
      <text:p text:style-name="P50"/>
      <text:p text:style-name="P50"/>
      <text:p text:style-name="P49">Void is a pun<text:span text:style-name="T22">. All portals teleport to the singularity. They just differ in the where it is teleported out of the singularity. Since the place out is the same place to then it is void because default answer is the same place. This also makes end island also a void portal since the definition of default changed from the place of transportation to the place of the original portal.</text:span><text:span text:style-name="T43"> The default place could also mean staying in the singularity which means that the object is destroyed. The void portals lit by bedrock and lava would produce a portal that does just that.</text:span></text:p>
      <text:p text:style-name="P45"/>
      <text:p text:style-name="P2"/>
      <text:p text:style-name="P2"/>
      <text:p text:style-name="P56">## 0.0.1.14</text:p>
      <text:p text:style-name="P56"/>
      <text:p text:style-name="P56">First version which is compatible with my minecraft theory because 0.0.1.14 and 0.0.1.15 are very similar</text:p>
      <text:p text:style-name="P2"/>
      <text:p text:style-name="P46">## 0.0.1.15</text:p>
      <text:p text:style-name="P46">Start of minecraft where my theory can explain minecraft verisons<text:span text:style-name="T32"> because multiplayer version starts here.</text:span></text:p>
      <text:p text:style-name="P2"/>
      <text:p text:style-name="P2"/>
      <text:p text:style-name="P46">## 0.0.1.16</text:p>
      <text:p text:style-name="P52">nothing relevent to minecraft theory</text:p>
      <text:p text:style-name="P46"/>
      <text:p text:style-name="P46">## 0.0.1.17</text:p>
      <text:p text:style-name="P53">nothing relevent to minecraft theory</text:p>
      <text:p text:style-name="P46"/>
      <text:p text:style-name="P46"/>
      <text:p text:style-name="P46">## 0.0.1.18</text:p>
      <text:p text:style-name="P54">all skins are irrelevent to minecraft theory except defualt skin</text:p>
      <text:p text:style-name="P2"><text:soft-page-break/></text:p>
      <text:p text:style-name="P39"><text:span text:style-name="T24">## </text:span>0.0.1.19</text:p>
      <text:p text:style-name="P39">Endermen created quartz (named as glass) and sponge<text:span text:style-name="T34">. The quartz became no longer to be able to created because the machinery broke down from red matter. Glass became the product instead. </text:span></text:p>
      <text:p text:style-name="P39"/>
      <text:p text:style-name="P39"/>
      <text:p text:style-name="P52">## 0.0.1.20</text:p>
      <text:p text:style-name="P55">Endermen invented cloth, dandelion, rose, and small mushrooms, <text:span text:style-name="T35">and </text:span>block of gold</text:p>
      <text:p text:style-name="P52"/>
      <text:p text:style-name="P52"/>
      <text:p text:style-name="P52">## 0.0.1.21</text:p>
      <text:p text:style-name="P52"/>
      <text:p text:style-name="P52"/>
      <text:p text:style-name="P52">## 0.0.1.22</text:p>
      <text:p text:style-name="P52"/>
      <text:p text:style-name="P52"/>
      <text:p text:style-name="P52">## 0.0.1.23</text:p>
      <text:p text:style-name="P48"/>
      <text:p text:style-name="P2"/>
      <text:p text:style-name="P2"/>
      <text:p text:style-name="P40"><text:span text:style-name="T24">## </text:span>0.0.24</text:p>
      <text:p text:style-name="P40"/>
      <text:p text:style-name="P40"/>
      <text:p text:style-name="P41">bedrock being replaced with infinite lava</text:p>
      <text:p text:style-name="P40"/>
      <text:p text:style-name="P60">The news of the massive wither attack got to the outer end islands. The endermen decided to team up and build things to fight</text:p>
      <text:p text:style-name="P51"/>
      <text:p text:style-name="P43">Beetroot is a plant native to the end. In fact, the only foodstuff that can be found in end city chests are beetroot. Beetroot was created to teach the later generations about what nether wart looks like. End city ships have a brewing stand without any potion ingredients. It means that the residence, long ago, use to have potion materials, but potion ingredients cannot grow in the end that time.</text:p>
      <text:p text:style-name="P43"/>
      <text:p text:style-name="P45">The end ship have never flew. When the endermen tried to build a flying thing, they found that obsidian did not fall because of it's immovability ability. "Since it didn't fall, then it is closer to flying" they thought. However, the obsidian prevented the ship from flying because of the same property. They put a dragon head (which didn't ever come from a dragon) on it to try to make it fly.</text:p>
      <text:p text:style-name="P4"/>
      <text:p text:style-name="P45">Endermen heard news about a new heaven between the nether and the overworld<text:span text:style-name="T23"> after the withers ascend through the top of the nether roof</text:span>.<text:span text:style-name="T23"> They heard that the new heaven dropped nether stars which could be made into beacons.</text:span><text:span text:style-name="T24"> The endermen think that beacons may be the way to make the flying machine. The endermen built a place for the beacon on the ship but never finished it because the nether stars never dropped.</text:span></text:p>
      <text:p text:style-name="P40"/>
      <text:p text:style-name="P40"/>
      <text:p text:style-name="P40"/>
      <text:p text:style-name="P40"/>
      <text:p text:style-name="P40"/>
      <text:p text:style-name="P61"><text:s/></text:p>
      <text:p text:style-name="P47"><text:soft-page-break/></text:p>
      <text:p text:style-name="P47"/>
      <text:p text:style-name="P52">## 0.0.25</text:p>
      <text:p text:style-name="P52"/>
      <text:p text:style-name="P52">## 0.0.26</text:p>
      <text:p text:style-name="P52"/>
      <text:p text:style-name="P52"/>
      <text:p text:style-name="P52">## 0.0.27</text:p>
      <text:p text:style-name="P52"/>
      <text:p text:style-name="P52"/>
      <text:p text:style-name="P52">## 0.0.28</text:p>
      <text:p text:style-name="P52"/>
      <text:p text:style-name="P52"/>
      <text:p text:style-name="P52">## 0.0.29</text:p>
      <text:p text:style-name="P52"/>
      <text:p text:style-name="P52">## 0.0.30</text:p>
      <text:p text:style-name="P52"/>
      <text:p text:style-name="P52">## 0.0.31</text:p>
      <text:p text:style-name="P52"/>
      <text:p text:style-name="P52">## indev</text:p>
      <text:p text:style-name="P2"/>
      <text:p text:style-name="P2"/>
      <text:p text:style-name="P38"><text:span text:style-name="T24">## </text:span><text:span text:style-name="T33">i</text:span>nfdev</text:p>
      <text:p text:style-name="P38">Endermen finally completely light the void to kill all the wither.<text:span text:style-name="T21"> Monoliths start forming due to detonation of antimatter.</text:span></text:p>
      <text:p text:style-name="P38"/>
      <text:p text:style-name="P52">## 0.1.0</text:p>
      <text:p text:style-name="P52"/>
      <text:p text:style-name="P52">## 0.1.1</text:p>
      <text:p text:style-name="P52"/>
      <text:p text:style-name="P52">## 0.1.2</text:p>
      <text:p text:style-name="P52"/>
      <text:p text:style-name="P52">## 1.0</text:p>
      <text:p text:style-name="P52"/>
      <text:p text:style-name="P52">## 1.1</text:p>
      <text:p text:style-name="P52"/>
      <text:p text:style-name="P52">## 1.2</text:p>
      <text:p text:style-name="P52"/>
      <text:p text:style-name="P52"/>
      <text:p text:style-name="P52">## 1.3</text:p>
      <text:p text:style-name="P52"/>
      <text:p text:style-name="P52"/>
      <text:p text:style-name="P52">## 1.4</text:p>
      <text:p text:style-name="P52"/>
      <text:p text:style-name="P52">## 1.5</text:p>
      <text:p text:style-name="P52"/>
      <text:p text:style-name="P52"/>
      <text:p text:style-name="P52">## 1.6</text:p>
      <text:p text:style-name="P52"/>
      <text:p text:style-name="P52"><text:soft-page-break/></text:p>
      <text:p text:style-name="P52">## 1.7</text:p>
      <text:p text:style-name="P52"/>
      <text:p text:style-name="P52">## 1.8</text:p>
      <text:p text:style-name="P52"/>
      <text:p text:style-name="P52"/>
      <text:p text:style-name="P52">## 1.9</text:p>
      <text:p text:style-name="P52"/>
      <text:p text:style-name="P52"/>
      <text:p text:style-name="P52">## 1.10</text:p>
      <text:p text:style-name="P52"/>
      <text:p text:style-name="P52"/>
      <text:p text:style-name="P52">## 1.11</text:p>
      <text:p text:style-name="P52"/>
      <text:p text:style-name="P52">## 1.12</text:p>
      <text:p text:style-name="P52"/>
      <text:p text:style-name="P52">## 1.13</text:p>
      <text:p text:style-name="P52"/>
      <text:p text:style-name="P52">## 1.14</text:p>
      <text:p text:style-name="P52"/>
      <text:p text:style-name="P52"/>
      <text:p text:style-name="P52">## 1.15</text:p>
      <text:p text:style-name="P52"/>
      <text:p text:style-name="P52"/>
      <text:p text:style-name="P52">## 1.16</text:p>
      <text:p text:style-name="P52"/>
      <text:p text:style-name="P52"/>
      <text:p text:style-name="P52">## 1.17</text:p>
      <text:p text:style-name="P52"/>
      <text:p text:style-name="P58"><text:span text:style-name="T40">As t</text:span><text:span text:style-name="T39">auons getting more and more common</text:span><text:span text:style-name="T40"> in the end dimension</text:span><text:span text:style-name="T39">. Tauons protect against red matter which means more antimatter annihilation.</text:span><text:span text:style-name="T40"> The radiation is sensed by the enderdragon. But like a bull, the enderdragon cannot see the color red. Dragons are lizards so enderdragon has heat sensors. The sensors activate from the penetrating radiation. Because red is close to infrared, the enderdragon sense them as red.</text:span> <text:span text:style-name="T40"><text:s/></text:span>The enderdragon saw the void redden.<text:span text:style-name="T40"> </text:span>The enderdragon concludes that it is not the sky dimension at all because the sky is blue thought the dragon.<text:span text:style-name="T39"> <text:s/></text:span></text:p>
      <text:p text:style-name="P2"/>
      <text:p text:style-name="P42"><text:span text:style-name="T24">## </text:span>1.<text:span text:style-name="T32">18</text:span></text:p>
      <text:p text:style-name="P42"/>
      <text:p text:style-name="P57">The enderdragon saw that the red light keeps getting redder until it is like night. Anticipating something bad to happen the enderdragon decided to replace its grave at 0,0. The placement is special since it lights a portal in such a way that it creates invisible portal that connects the main end island to the rest of the end islands. However there is are radial gaps thousands of blocks wide because the portal disrupts other portals that once connects all the outer islands together.<text:span text:style-name="T39"> Night also means moon, so the enderdragon gets more attacks and invulerabilities.</text:span></text:p>
      <text:p text:style-name="P44"/>
      <text:p text:style-name="P50">## 1.19</text:p>
      <text:p text:style-name="P50"/>
      <text:p text:style-name="P50"/>
      <text:p text:style-name="P50">## 1.20</text:p>
      <text:p text:style-name="P50"><text:soft-page-break/></text:p>
      <text:p text:style-name="P50"/>
      <text:p text:style-name="P50">## 1.21</text:p>
      <text:p text:style-name="P50"/>
      <text:p text:style-name="P50"/>
      <text:p text:style-name="P50">## 1.22</text:p>
      <text:p text:style-name="P50"/>
      <text:p text:style-name="P50">## 1.23</text:p>
      <text:p text:style-name="P50"/>
      <text:p text:style-name="P50"/>
      <text:p text:style-name="P50"/>
      <text:p text:style-name="P50">## 1.24</text:p>
      <text:p text:style-name="P50"/>
      <text:p text:style-name="P50"/>
      <text:p text:style-name="P50"/>
      <text:p text:style-name="P50">## 1.25</text:p>
      <text:p text:style-name="P50"/>
      <text:p text:style-name="P50"/>
      <text:p text:style-name="P50"/>
      <text:p text:style-name="P50">## 1.26</text:p>
      <text:p text:style-name="P50"/>
      <text:p text:style-name="P50"/>
      <text:p text:style-name="P50"/>
      <text:p text:style-name="P50">## 1.27</text:p>
      <text:p text:style-name="P50"/>
      <text:p text:style-name="P50"/>
      <text:p text:style-name="P50"/>
      <text:p text:style-name="P50">## 1.28</text:p>
      <text:p text:style-name="P50"/>
      <text:p text:style-name="P50"/>
      <text:p text:style-name="P50"/>
      <text:p text:style-name="P50">## 1.29</text:p>
      <text:p text:style-name="P50"/>
      <text:p text:style-name="P50"/>
      <text:p text:style-name="P50">## 1.30</text:p>
      <text:p text:style-name="P2"/>
      <text:p text:style-name="P3"><text:line-break/><text:span text:style-name="T24"># numerology</text:span></text:p>
      <text:p text:style-name="P3"/>
      <text:p text:style-name="P3"><text:span text:style-name="T2">Although, some have very weak coincidences with their corresponding number, I need to put it out there in case other people put out their theories. To test how strong the coincidences, see if there are other coincidences with other discographies or in a different ordering. <text:s/>So I decided to connect each minecraft version to its corresponding fripside album or mv. The ordering is based on the numbering in 2020.04.01 - fripSide infinite video clips 2009-2020</text:span><text:span text:style-name="T4"> and the new albums get number one by one</text:span></text:p>
      <table:table table:name="Table2" table:style-name="Table2">
        <table:table-column table:style-name="Table2.A"/>
        <table:table-column table:style-name="Table2.B"/>
        <table:table-row>
          <table:table-cell table:style-name="Table2.A1" office:value-type="string">
            <text:p text:style-name="P36">0</text:p>
          </table:table-cell>
          <table:table-cell table:style-name="Table2.A1" office:value-type="string">
            <text:p text:style-name="P36">sky</text:p>
          </table:table-cell>
        </table:table-row>
        <table:table-row>
          <table:table-cell table:style-name="Table2.A1" office:value-type="string">
            <text:p text:style-name="P36">1</text:p>
          </table:table-cell>
          <table:table-cell table:style-name="Table2.A1" office:value-type="string">
            <text:p text:style-name="P36">only my railgun</text:p>
          </table:table-cell>
        </table:table-row>
        <table:table-row>
          <table:table-cell table:style-name="Table2.A1" office:value-type="string">
            <text:p text:style-name="P36">2</text:p>
          </table:table-cell>
          <table:table-cell table:style-name="Table2.A1" office:value-type="string">
            <text:p text:style-name="P36">LEVEL5 -judgelight-</text:p>
          </table:table-cell>
        </table:table-row>
        <table:table-row>
          <table:table-cell table:style-name="Table2.A1" office:value-type="string">
            <text:p text:style-name="P36">3</text:p>
          </table:table-cell>
          <table:table-cell table:style-name="Table2.A1" office:value-type="string">
            <text:p text:style-name="P36">future gazer</text:p>
          </table:table-cell>
        </table:table-row>
        <table:table-row>
          <table:table-cell table:style-name="Table2.A1" office:value-type="string">
            <text:p text:style-name="P36">4</text:p>
          </table:table-cell>
          <table:table-cell table:style-name="Table2.A1" office:value-type="string">
            <text:p text:style-name="P36">everlasting</text:p>
          </table:table-cell>
        </table:table-row>
        <text:soft-page-break/>
        <table:table-row>
          <table:table-cell table:style-name="Table2.A1" office:value-type="string">
            <text:p text:style-name="P36">5</text:p>
          </table:table-cell>
          <table:table-cell table:style-name="Table2.A1" office:value-type="string">
            <text:p text:style-name="Table_20_Contents">Heaven is a Place on Earth</text:p>
          </table:table-cell>
        </table:table-row>
        <table:table-row>
          <table:table-cell table:style-name="Table2.A1" office:value-type="string">
            <text:p text:style-name="P36">6</text:p>
          </table:table-cell>
          <table:table-cell table:style-name="Table2.A1" office:value-type="string">
            <text:p text:style-name="Table_20_Contents">way to answer</text:p>
          </table:table-cell>
        </table:table-row>
        <table:table-row>
          <table:table-cell table:style-name="Table2.A1" office:value-type="string">
            <text:p text:style-name="P36">7</text:p>
          </table:table-cell>
          <table:table-cell table:style-name="Table2.A1" office:value-type="string">
            <text:p text:style-name="Table_20_Contents">Decade</text:p>
          </table:table-cell>
        </table:table-row>
        <table:table-row>
          <table:table-cell table:style-name="Table2.A1" office:value-type="string">
            <text:p text:style-name="P36">8</text:p>
          </table:table-cell>
          <table:table-cell table:style-name="Table2.A1" office:value-type="string">
            <text:p text:style-name="Table_20_Contents">sister's noise</text:p>
          </table:table-cell>
        </table:table-row>
        <table:table-row>
          <table:table-cell table:style-name="Table2.A1" office:value-type="string">
            <text:p text:style-name="P36">9</text:p>
          </table:table-cell>
          <table:table-cell table:style-name="Table2.A1" office:value-type="string">
            <text:p text:style-name="Table_20_Contents">eternal reality</text:p>
          </table:table-cell>
        </table:table-row>
        <table:table-row>
          <table:table-cell table:style-name="Table2.A1" office:value-type="string">
            <text:p text:style-name="P36">10</text:p>
          </table:table-cell>
          <table:table-cell table:style-name="Table2.A1" office:value-type="string">
            <text:p text:style-name="Table_20_Contents">black bullet</text:p>
          </table:table-cell>
        </table:table-row>
        <table:table-row>
          <table:table-cell table:style-name="Table2.A1" office:value-type="string">
            <text:p text:style-name="P36">11</text:p>
          </table:table-cell>
          <table:table-cell table:style-name="Table2.A1" office:value-type="string">
            <text:p text:style-name="Table_20_Contents">infinite synthesis</text:p>
          </table:table-cell>
        </table:table-row>
        <table:table-row>
          <table:table-cell table:style-name="Table2.A1" office:value-type="string">
            <text:p text:style-name="P36">12</text:p>
          </table:table-cell>
          <table:table-cell table:style-name="Table2.A1" office:value-type="string">
            <text:p text:style-name="Table_20_Contents">Luminize</text:p>
          </table:table-cell>
        </table:table-row>
        <table:table-row>
          <table:table-cell table:style-name="Table2.A1" office:value-type="string">
            <text:p text:style-name="P36">13</text:p>
          </table:table-cell>
          <table:table-cell table:style-name="Table2.A1" office:value-type="string">
            <text:p text:style-name="Table_20_Contents">Two souls -toward the truth-</text:p>
          </table:table-cell>
        </table:table-row>
        <table:table-row>
          <table:table-cell table:style-name="Table2.A1" office:value-type="string">
            <text:p text:style-name="P36">14</text:p>
          </table:table-cell>
          <table:table-cell table:style-name="Table2.A1" office:value-type="string">
            <text:p text:style-name="Table_20_Contents">white forces</text:p>
          </table:table-cell>
        </table:table-row>
        <table:table-row>
          <table:table-cell table:style-name="Table2.A1" office:value-type="string">
            <text:p text:style-name="P36">15</text:p>
          </table:table-cell>
          <table:table-cell table:style-name="Table2.A1" office:value-type="string">
            <text:p text:style-name="Table_20_Contents">1983-schwarzesmarken-(IS3 version)</text:p>
          </table:table-cell>
        </table:table-row>
        <table:table-row>
          <table:table-cell table:style-name="Table2.A1" office:value-type="string">
            <text:p text:style-name="P36">16</text:p>
          </table:table-cell>
          <table:table-cell table:style-name="Table2.A1" office:value-type="string">
            <text:p text:style-name="Table_20_Contents">The end of escape (fripSide×angela)</text:p>
          </table:table-cell>
        </table:table-row>
        <table:table-row>
          <table:table-cell table:style-name="Table2.A1" office:value-type="string">
            <text:p text:style-name="P36">17</text:p>
          </table:table-cell>
          <table:table-cell table:style-name="Table2.A1" office:value-type="string">
            <text:p text:style-name="Table_20_Contents">clockwork planet</text:p>
          </table:table-cell>
        </table:table-row>
        <table:table-row>
          <table:table-cell table:style-name="Table2.A1" office:value-type="string">
            <text:p text:style-name="P36">18</text:p>
          </table:table-cell>
          <table:table-cell table:style-name="Table2.A1" office:value-type="string">
            <text:p text:style-name="Table_20_Contents">Red “reduction division” -crossroads version-</text:p>
          </table:table-cell>
        </table:table-row>
        <table:table-row>
          <table:table-cell table:style-name="Table2.A1" office:value-type="string">
            <text:p text:style-name="P36">19</text:p>
          </table:table-cell>
          <table:table-cell table:style-name="Table2.A1" office:value-type="string">
            <text:p text:style-name="Table_20_Contents">killing bites</text:p>
          </table:table-cell>
        </table:table-row>
        <table:table-row>
          <table:table-cell table:style-name="Table2.A1" office:value-type="string">
            <text:p text:style-name="P36">20</text:p>
          </table:table-cell>
          <table:table-cell table:style-name="Table2.A1" office:value-type="string">
            <text:p text:style-name="Table_20_Contents">divine criminal</text:p>
          </table:table-cell>
        </table:table-row>
        <table:table-row>
          <table:table-cell table:style-name="Table2.A1" office:value-type="string">
            <text:p text:style-name="P36">21</text:p>
          </table:table-cell>
          <table:table-cell table:style-name="Table2.A1" office:value-type="string">
            <text:p text:style-name="Table_20_Contents">Edge of the Universe</text:p>
          </table:table-cell>
        </table:table-row>
        <table:table-row>
          <table:table-cell table:style-name="Table2.A1" office:value-type="string">
            <text:p text:style-name="P36">22</text:p>
          </table:table-cell>
          <table:table-cell table:style-name="Table2.A1" office:value-type="string">
            <text:p text:style-name="Table_20_Contents">Love with You</text:p>
          </table:table-cell>
        </table:table-row>
        <table:table-row>
          <table:table-cell table:style-name="Table2.A1" office:value-type="string">
            <text:p text:style-name="P36">23</text:p>
          </table:table-cell>
          <table:table-cell table:style-name="Table2.A1" office:value-type="string">
            <text:p text:style-name="Table_20_Contents">when chance strikes</text:p>
          </table:table-cell>
        </table:table-row>
        <table:table-row>
          <table:table-cell table:style-name="Table2.A1" office:value-type="string">
            <text:p text:style-name="P36">24</text:p>
          </table:table-cell>
          <table:table-cell table:style-name="Table2.A1" office:value-type="string">
            <text:p text:style-name="Table_20_Contents">final phase</text:p>
          </table:table-cell>
        </table:table-row>
        <table:table-row>
          <table:table-cell table:style-name="Table2.A1" office:value-type="string">
            <text:p text:style-name="P36">25</text:p>
          </table:table-cell>
          <table:table-cell table:style-name="Table2.A1" office:value-type="string">
            <text:p text:style-name="Table_20_Contents">only my railgun -version2020-</text:p>
          </table:table-cell>
        </table:table-row>
        <table:table-row>
          <table:table-cell table:style-name="Table2.A1" office:value-type="string">
            <text:p text:style-name="P36">26</text:p>
          </table:table-cell>
          <table:table-cell table:style-name="Table2.A1" office:value-type="string">
            <text:p text:style-name="P37">dual existance</text:p>
          </table:table-cell>
        </table:table-row>
        <table:table-row>
          <table:table-cell table:style-name="Table2.A1" office:value-type="string">
            <text:p text:style-name="P36">27</text:p>
          </table:table-cell>
          <table:table-cell table:style-name="Table2.A1" office:value-type="string">
            <text:p text:style-name="P37">legendary future</text:p>
          </table:table-cell>
        </table:table-row>
        <table:table-row>
          <table:table-cell table:style-name="Table2.A1" office:value-type="string">
            <text:p text:style-name="P36">28</text:p>
          </table:table-cell>
          <table:table-cell table:style-name="Table2.A1" office:value-type="string">
            <text:p text:style-name="P37">leap of faith</text:p>
          </table:table-cell>
        </table:table-row>
        <table:table-row>
          <table:table-cell table:style-name="Table2.A1" office:value-type="string">
            <text:p text:style-name="P36">29</text:p>
          </table:table-cell>
          <table:table-cell table:style-name="Table2.A1" office:value-type="string">
            <text:p text:style-name="P37">dawn of infinity</text:p>
          </table:table-cell>
        </table:table-row>
        <table:table-row>
          <table:table-cell table:style-name="Table2.A1" office:value-type="string">
            <text:p text:style-name="P36">30</text:p>
          </table:table-cell>
          <table:table-cell table:style-name="Table2.A1" office:value-type="string">
            <text:p text:style-name="P37">Red Liberation</text:p>
          </table:table-cell>
        </table:table-row>
        <table:table-row>
          <table:table-cell table:style-name="Table2.A1" office:value-type="string">
            <text:p text:style-name="P36">31</text:p>
          </table:table-cell>
          <table:table-cell table:style-name="Table2.A1" office:value-type="string">
            <text:p text:style-name="Table_20_Contents"/>
          </table:table-cell>
        </table:table-row>
      </table:table>
      <text:p text:style-name="P2"/>
      <text:p text:style-name="P16">0.0.1.2</text:p>
      <text:p text:style-name="P16">2nd music video is level5 judgelight. In a different text file, I have wrote about that 2 connects to level5 because 2-ary logic can do anything that 5-ary logic can. However 5-ary logic is confusing because there are lots of different gates that takes 2 input and return one output and is not easily converted back into 2-ary logic since 5 is coprime to 2. The version is the 1st version to have code obfuscation which is like programming in 5-ary logic.</text:p>
      <text:p text:style-name="P16"/>
      <text:p text:style-name="P16">0.0.1.3</text:p>
      <text:p text:style-name="P16">In the 3rd music video, nanjolno was in a cave. This version of minecraft adds cave generation. also the title of the music video is future gazer which <text:s/>means to gaze into the future. So this version gazes into the future and skip a couple of numbers</text:p>
      <text:p text:style-name="P16"/>
      <text:p text:style-name="P16">0.0.1.9</text:p>
      <text:p text:style-name="P16">9th music video is eternal reality. The title has reality which means that you can't really gaze over it because you wouldn't be able to survive. It is eternal which means long time that contains the future.<text:span text:style-name="T9"> It is more realistic because added build mode.</text:span></text:p>
      <text:p text:style-name="P2"/>
      <text:p text:style-name="P17">0.0.1.10</text:p>
      <text:p text:style-name="P17">10th music video is black bullet. The minecraft version is unplayable which is like getting a black bullet. There is also a time in music video where the time pauses like how this version added game pause<text:span text:style-name="T36">. Clockwork planet mv doesn't count as a pause because it is actually time reverse.</text:span></text:p>
      <text:p text:style-name="P17"><text:soft-page-break/></text:p>
      <text:p text:style-name="P17">0.0.1.11</text:p>
      <text:p text:style-name="P17">11th music video is infinite synthesis. The music is named the same as the albums of phase 2. It is analogous to naming a minecraft version as minecraft. 0.0.1.11 is named as minecraft because the version is used to mark anniversaries and is the first public version. <text:span text:style-name="T44">Even more coincidence is that in the mv, there were a wall of cube blocks, and the main character jumps through them like a minecraft animation.</text:span></text:p>
      <text:p text:style-name="P17"/>
      <text:p text:style-name="P17">0.0.1.12</text:p>
      <text:p text:style-name="P17">12th music video is Luminize. Luminize like how lava was added to the version. In the single, there is also unlimited density which is bedrock.</text:p>
      <text:p text:style-name="P17"/>
      <text:p text:style-name="P17"/>
      <text:p text:style-name="P18">0.0.1.13</text:p>
      <text:p text:style-name="P18">13th music video is Two souls -towards the truth- which was produced in Netherlands. Netherlands is known for have land about the same level as water and smooth terrain generation. In the minecraft version, terrain generation is fixed to have land not always generate above water and that the terrain is smoother. Minecraft version also fix lava mechanics and lava<text:span text:style-name="T37">,</text:span> and netherlands have similar etymology.<text:span text:style-name="T9"> It is also the world size test which means land. 113 is named after a piece of land. And it is also japan which the music is in. Truth is data. and the minecraft version has level save which means that you can go towards the truth. Since there is no multiplayer, two souls means that the single player comes in 2 which is only possible by log out and log in.</text:span></text:p>
      <text:p text:style-name="P18"/>
      <text:p text:style-name="P19">0.0.1.14</text:p>
      <text:p text:style-name="P19">14th music video is white forces. In minecraft version, water flows faster. Fast water is white, so it is white forces. The version adds gravel, sand, ore, log, and leaves. It is the first version that is compatible with my minecraft theory because bedrock→stone→gravel→sand→dirt and ores exist and log→planks. White forces is in the same album as 15th music video so they share those similarities. The importance of why it is important to be compatible to my minecraft theory is that white forces is in anime which I use to help with my minecraft theory even in 2023 version.</text:p>
      <text:p text:style-name="P19"/>
      <text:p text:style-name="P19">0.0.1.15</text:p>
      <text:p text:style-name="P19">15th music video is 1983 schwarzesmarken. It is a music in the anime that I use to theorize minecraft. This version is the 1st version that is in my minecraft theory since my minecraft theory is only about multiplayer version of minecraft. 0.0.1.15 is start of multiplayer test. 115 is element Mc which is abbreviation for minecraft so that is another reason to start on it. 109 is element Mt which is abbreviation for multiplayer test. multiplayer test code is in 1.12 which corresponds to 112 which is the arithmetic mean of 109 and 115. 112 also adds bedrock which is a huge step closer to being compatible to my minecraft theory. 109 adds building which is like multiplayer because destroy mode and build mode. </text:p>
      <text:p text:style-name="P19"/>
      <text:p text:style-name="P20">0.0.1<text:span text:style-name="T11">.1</text:span>6</text:p>
      <text:p text:style-name="P20"><text:span text:style-name="T10">16th music video is</text:span> end of escape because <text:span text:style-name="T10">in multiplayer, </text:span><text:span text:style-name="T11">admin</text:span> can do /ban, /banip and /kick</text:p>
      <text:p text:style-name="P17"/>
      <text:p text:style-name="P21">0.0.1.17</text:p>
      <text:p text:style-name="P21">17th music video is clockwork planet. In my minecraft theory clockwork planet controls spawn and is able to track players which is like tab and /setspawn</text:p>
      <text:p text:style-name="P21"/>
      <text:p text:style-name="P22">0.0.1.18</text:p>
      <text:p text:style-name="P22"><text:soft-page-break/>18th music video is <text:span text:style-name="T12">red reduction. The minecraft version adds skins. In red reduction, blue turn into red. Steve can turn his blue shirt red.</text:span></text:p>
      <text:p text:style-name="P23"/>
      <text:p text:style-name="P23">0.0.1.19</text:p>
      <text:p text:style-name="P24">19th music video is killing bites. The single has three count which references hotbar that was added.</text:p>
      <text:p text:style-name="P24"/>
      <text:p text:style-name="P25">0.0.1.20</text:p>
      <text:p text:style-name="P25">20th music video is divine criminal. The single has brave new world. new world because lots of blocks and brave because <text:span text:style-name="T13">lgbt</text:span>. steve skin also turns darker which means that he is a divine criminal.<text:span text:style-name="T18"> Inventory exist because believe in heart. heart as in inside so should inventory be inside.</text:span></text:p>
      <text:p text:style-name="P25"/>
      <text:p text:style-name="P25"/>
      <text:p text:style-name="P26">0.0.1.21</text:p>
      <text:p text:style-name="P26">21st music video is edge of the universe. The minecraft version carves section of the world. carving makes edges.</text:p>
      <text:p text:style-name="P26"/>
      <text:p text:style-name="P27">0.0.1.22</text:p>
      <text:p text:style-name="P28">22nd music video is love with you. sounding is love. so sounds are added in this minecraft version.</text:p>
      <text:p text:style-name="P27"/>
      <text:p text:style-name="P27">0.0.1.23</text:p>
      <text:p text:style-name="P28">23rd music video is when chance strikes. It suggests that the observer has options or else it would be past tense. options is added in this version</text:p>
      <text:p text:style-name="P27"/>
      <text:p text:style-name="P27">0.0.24</text:p>
      <text:p text:style-name="P29">24th music video is final phase. final phase is survival because theory of player is based on it. and final phase of humanoids are mobs. armor adds no protection, it just makes visual changes like what promenade does.</text:p>
      <text:p text:style-name="P27"/>
      <text:p text:style-name="P27">0.0.25</text:p>
      <text:p text:style-name="P29">25th music video is only my railgun. railgun main character has ammo. player spawns with ammo too.</text:p>
      <text:p text:style-name="P27"/>
      <text:p text:style-name="P27">0.0.26</text:p>
      <text:p text:style-name="P30">26th music video is dual existance. its single is reason to be here. dual existance because rain. and reason to be here is gold blocks.</text:p>
      <text:p text:style-name="P27"/>
      <text:p text:style-name="P27">0.0.27</text:p>
      <text:p text:style-name="P30">27th music video is legendary future. its single is a new day will come. legendary future because hard limit foreshadows 1.9 combat update. a new day will come because you killed a spider in rain.</text:p>
      <text:p text:style-name="P27"/>
      <text:p text:style-name="P27">0.0.28</text:p>
      <text:p text:style-name="P30">28th music video is leap of faith. its single has passage. passage which is acts like armor unlike promenade because creative is re-added.<text:span text:style-name="T14"> and leap of faith because obsidian is hard to mine.</text:span></text:p>
      <text:p text:style-name="P27"/>
      <text:p text:style-name="P27">0.0.29</text:p>
      <text:p text:style-name="P31">29th music video is dawn of infinity. no arrows in creative means that bow can shoot infinite times.</text:p>
      <text:p text:style-name="P27"/>
      <text:p text:style-name="P27">0.0.30</text:p>
      <text:p text:style-name="P32">30th music video is red liberation. tnt is red and it is liberated when hit.</text:p>
      <text:p text:style-name="P27"/>
      <text:p text:style-name="P27"><text:soft-page-break/>0.0.31</text:p>
      <text:p text:style-name="P27"/>
      <text:p text:style-name="P33">0.1.0</text:p>
      <text:p text:style-name="P33">only my railgun because redstone is added.</text:p>
      <text:p text:style-name="P33"/>
      <text:p text:style-name="P33"/>
      <text:p text:style-name="P33">0.1.1</text:p>
      <text:p text:style-name="P33">compass points to spawn because it has memory of snow.</text:p>
      <text:p text:style-name="P33"/>
      <text:p text:style-name="P33"/>
      <text:p text:style-name="P33">0.1.2</text:p>
      <text:p text:style-name="P27">single player nether gazes into the future because it wouldn't be until many updates later for multiplayer</text:p>
      <text:p text:style-name="P27"/>
      <text:p text:style-name="P27">1.0</text:p>
      <text:p text:style-name="P34">only my railgun beccause egg. and inside egg is orange like fripside logo and railgun anime logo. late in autumn because added leaf decay.</text:p>
      <text:p text:style-name="P27"/>
      <text:p text:style-name="P27">1.1</text:p>
      <text:p text:style-name="P34">judgelight because players get capes based on how old their account so judging. and memory of snow because both cape drops are in winter.</text:p>
      <text:p text:style-name="P34"/>
      <text:p text:style-name="P27">1.2</text:p>
      <text:p text:style-name="P35">future gazer because dye and wool and lapis which is bright colored shards becoming words. fortissimo the ultimate crisis because both album covers which is just one and future gazer mv need sandston to exist.</text:p>
      <text:p text:style-name="P27"/>
      <text:p text:style-name="P27"/>
      <text:p text:style-name="P27">1.3</text:p>
      <text:p text:style-name="P27">redstone is functionally complete but not turing complete. but repeater makes it functionally complete. Although it is not backwards compatible, the mathematical relationship is everlasting like how quatarnary logic compares to binary.<text:span text:style-name="T15"> also note that 4th music video is everlasting that that is why quatarnary logic is chosen.</text:span></text:p>
      <text:p text:style-name="P27"/>
      <text:p text:style-name="P27">1.4</text:p>
      <text:p text:style-name="P27">Heaven is a Place on Earth</text:p>
      <text:p text:style-name="P27">_Locked chest makes heaven a place on earth (also a joke).</text:p>
      <text:p text:style-name="P27"/>
      <text:p text:style-name="P27">The end of summer </text:p>
      <text:p text:style-name="P27">_( also can be a april fools joke) also end as in end of march </text:p>
      <text:p text:style-name="P27"/>
      <text:p text:style-name="P27">1.5</text:p>
      <text:p text:style-name="P27">way to answer </text:p>
      <text:p text:style-name="P27">_getting charged from a lightning strike is the way to answer a lightning strike</text:p>
      <text:p text:style-name="P27"/>
      <text:p text:style-name="P27">last fortune</text:p>
      <text:p text:style-name="P27">_(<text:span text:style-name="T15">m</text:span>ob heads wouldn't work because it is not added) the lyrics discribes pigs wanting to turn into zombie pigmen like the lyrics is about turning into girls. or want to create nether portal<text:span text:style-name="T15">. also i consider digging through the lyrics the least coincidental because so much text.</text:span></text:p>
      <text:p text:style-name="P27"><text:soft-page-break/></text:p>
      <text:p text:style-name="P27">1.6</text:p>
      <text:p text:style-name="P27">Decade </text:p>
      <text:p text:style-name="P27">_nether portal and nether reactor core are like hack assembly and hack macroassebly.<text:span text:style-name="T15"> According to my minecraft theory, only multiplayer is considered and before the nether portal was the nether reactor core.</text:span></text:p>
      <text:p text:style-name="P27"/>
      <text:p text:style-name="P27"/>
      <text:p text:style-name="P27">1.7</text:p>
      <text:p text:style-name="P27">sister's noise</text:p>
      <text:p text:style-name="P27">_pistons make noise</text:p>
      <text:p text:style-name="P27"/>
      <text:p text:style-name="P27">I'm believing you</text:p>
      <text:p text:style-name="P27">_there is no <text:span text:style-name="T16">redstone </text:span>cybersecurity in the game</text:p>
      <text:p text:style-name="P27"/>
      <text:p text:style-name="P27">1.8</text:p>
      <text:p text:style-name="P27">eternal reality</text:p>
      <text:p text:style-name="P27">_world generation, hunger, and endermen and player now play on the same world.<text:span text:style-name="T16"> before this, endermen were playing the 4 non-natural biomes.</text:span><text:span text:style-name="T26"> The 4 non-natural biomes have always existed because when the biomes were 1st named in a minecraft version, the 4 non-natural biomes were included.</text:span></text:p>
      <text:p text:style-name="P27"/>
      <text:p text:style-name="P27">scorching heart</text:p>
      <text:p text:style-name="P27">_spawner is a scorching heart. endermen were still experimenting with it in the strongholds to make the endermen spawner</text:p>
      <text:p text:style-name="P27"/>
      <text:p text:style-name="P27">1.9</text:p>
      <text:p text:style-name="P27">black bullet</text:p>
      <text:p text:style-name="P27">_black bullet is enderdragon<text:span text:style-name="T25"> because ender dragon charges at player.</text:span><text:span text:style-name="T38"> In the game, there is like a pause effect when going out of the end just like in the black bullet mv.</text:span></text:p>
      <text:p text:style-name="P27"/>
      <text:p text:style-name="P27">pico scope -SACLA-</text:p>
      <text:p text:style-name="P27">_end dimension is what pico scope is about. It is named sky dimension<text:span text:style-name="T24"> just like in the music video because the characters reach into the sky.</text:span></text:p>
      <text:p text:style-name="P27"/>
      <text:p text:style-name="P27">1.10</text:p>
      <text:p text:style-name="P27">infinite symthesis</text:p>
      <text:p text:style-name="P27">_creeper produce music when killed by skeleton. infinite synthesis is also name of the albums that are released. (spawn eggs: all spawn eggs are creative spawn eggs since they can only be gotten in creative. Creative spawn eggs are infinite synthesis of mobs since they donnot decrease in number.)</text:p>
      <text:p text:style-name="P27"/>
      <text:p text:style-name="P27">1.11</text:p>
      <text:p text:style-name="P27">Luminize</text:p>
      <text:p text:style-name="P27">_redstone lamp</text:p>
      <text:p text:style-name="P27"/>
      <text:p text:style-name="P27">unlimited density</text:p>
      <text:p text:style-name="P27">_song lyrics mentions endless sky and trembling fists. which is <text:s/>world height change and iron golem.</text:p>
      <text:p text:style-name="P27"/>
      <text:p text:style-name="P27"/>
      <text:p text:style-name="P27"><text:soft-page-break/></text:p>
      <text:p text:style-name="P27">1.12</text:p>
      <text:p text:style-name="P27">Two souls -toward the truth-</text:p>
      <text:p text:style-name="P27">_desert pyrimids bring 2 souls toward the truth by making the player make the wither. However it is only towards the truth since wither doesn't exist yet. Also emeralds and ender chest were created because eye of ender believes that humanity is the truth.</text:p>
      <text:p text:style-name="P27"/>
      <text:p text:style-name="P27">冬のかけら</text:p>
      <text:p text:style-name="P27">_ice are pieces of winter and <text:span text:style-name="T17">dissapear</text:span> in nether. and pieces of winter get push back out of the portal and spawn zombie pigmen<text:span text:style-name="T38"> around the portal</text:span>. </text:p>
      <text:p text:style-name="P27"/>
      <text:p text:style-name="P27">1.13</text:p>
      <text:p text:style-name="P27">white forces</text:p>
      <text:p text:style-name="P27">_In the white forces mv, there is 3 headed <text:span text:style-name="T38">cloud</text:span> monster which is analogous to the wither in minecraft. Both the wither and 3 headed <text:span text:style-name="T38">cloud</text:span> monster are created the same way. Wither is from the information on chiseled sandstone. And the 3 headed <text:span text:style-name="T38">cloud</text:span> monster is from <text:span text:style-name="T38">killing the 1 headed cloud monster (analogous to wither skeleton) with a 3 headed cannon spawned from chiseled granite.</text:span> Both informations were used by humans.</text:p>
      <text:p text:style-name="P27"/>
      <text:p text:style-name="P27">1.1<text:span text:style-name="T3">4</text:span></text:p>
      <text:p text:style-name="P9">15th music video is 1983 schwarzesmarken. In it, is lyrics. I found that the lyrics best describes quartz which is added in 1.15 . I put notes into translated lyrics. Both 1.15 and 1.14 update are alike as in that they both focus on the nether. It is like that both 15th and 14th music video are in the same album.</text:p>
      <text:p text:style-name="P8"/>
      <text:p text:style-name="P8"/>
      <text:p text:style-name="P10">Even in this world on the verge of collapse<text:span text:style-name="T6">{</text:span><text:span text:style-name="T5">all quartz are in ore</text:span><text:span text:style-name="T6">}</text:span>, I still dream of tomorrow</text:p>
      <text:p text:style-name="P10">Keeping a believing heart within my chest, once again today, I bet on everything and fight</text:p>
      <text:p text:style-name="P10"/>
      <text:p text:style-name="P10">The faint glimmer that I have always dreamt of<text:span text:style-name="T5">{quartz vein is is shiny}</text:span></text:p>
      <text:p text:style-name="P10">Is the only connection<text:span text:style-name="T5">{to other quartz ore veins}</text:span> with the other side of the wall{<text:span text:style-name="T5">wall as in the big pillars of netherrack}</text:span>, across this grey sky<text:span text:style-name="T5">{grey sky is nether roof}</text:span></text:p>
      <text:p text:style-name="P10">All the grief and pain, are the proof of us being alive<text:span text:style-name="T7">{wither spawning is the reason why the quartz in the netherrack decide to come together and form ore}</text:span></text:p>
      <text:p text:style-name="P10">And those who think this way, are also protecting something right now<text:span text:style-name="T5">{some are not believing because not all things in quartz ore are quartz}</text:span></text:p>
      <text:p text:style-name="P10"/>
      <text:p text:style-name="P10">In this age bound by unreasonable rules<text:span text:style-name="T5">{unreasonable because it caused the quartz to be ordered randomly}</text:span></text:p>
      <text:p text:style-name="P10">We will only cut across the darkness</text:p>
      <text:p text:style-name="P10"/>
      <text:p text:style-name="P10">Even in this world on the verge of collapse, I still dream of a tomorrow</text:p>
      <text:p text:style-name="P10">Keeping a believing heart within my chest, I search for light</text:p>
      <text:p text:style-name="P10">It’s just the truth in my heart, an indelible scar<text:span text:style-name="T5">{scar referring to truth which means that heart pursues truth which means that quartz is intelligent}</text:span></text:p>
      <text:p text:style-name="P10">Turning even that pain into hope<text:span text:style-name="T5">{pain as in random electrical signals. turning something random to hope is intelligence}</text:span></text:p>
      <text:p text:style-name="P10">The tale of the ongoing conflict will soon open up our destiny…!<text:span text:style-name="T5">{soon as in 1.1</text:span><text:span text:style-name="T8">4</text:span><text:span text:style-name="T5"> update}</text:span></text:p>
      <text:p text:style-name="P10"/>
      <text:p text:style-name="P10"><text:soft-page-break/>Looking up into the hazy sky, thinking of the bygone days<text:span text:style-name="T5">{some data is still preserved}</text:span></text:p>
      <text:p text:style-name="P10">In this inescapable reality<text:span text:style-name="T5">{it is a hardware problem}</text:span>, an invisible wall blocks our freedom<text:span text:style-name="T5">{invisible wall of red matter than prevents formation of more quartz}</text:span></text:p>
      <text:p text:style-name="P10">Standing still in the maze of the etched memories<text:span text:style-name="T5">{maze as in that structure of quartz ore is a maze}</text:span></text:p>
      <text:p text:style-name="P10">Even so, I take a step forward, because I still have that day when I vowed</text:p>
      <text:p text:style-name="P10"/>
      <text:p text:style-name="P10">There’s no meaning to defining the righteousness</text:p>
      <text:p text:style-name="P10">I just want to protect the bonds right before me<text:span text:style-name="T5">{quartz is programmable}</text:span></text:p>
      <text:p text:style-name="P10"/>
      <text:p text:style-name="P10">Even in this crumbling city, I still want to connect to tomorrow</text:p>
      <text:p text:style-name="P10">Filling my hands full with an unbendable spirit, I will protect you<text:span text:style-name="T5">{quartz is programmable}</text:span></text:p>
      <text:p text:style-name="P10">But just the truth in my heart, a yet to be seen dream</text:p>
      <text:p text:style-name="P10">If only I can discover it</text:p>
      <text:p text:style-name="P10">I will surely be able to overcome whatever despair that lies ahead of my path…<text:span text:style-name="T5">{quartz believes that it is able to prove if something is true}</text:span></text:p>
      <text:p text:style-name="P10"/>
      <text:p text:style-name="P10">My promise with you strongly tightens our bonds<text:span text:style-name="T5">{quartz is programmable}</text:span></text:p>
      <text:p text:style-name="P10">The conclusion that resonates with the countless futures<text:span text:style-name="T5">{quartz is programmable}</text:span></text:p>
      <text:p text:style-name="P10"/>
      <text:p text:style-name="P10">Even in this world on the verge of collapse, I still dream of a tomorrow</text:p>
      <text:p text:style-name="P10">Keeping a believing heart within my chest, I search for light</text:p>
      <text:p text:style-name="P10">This heart of mine on the brink of breakdown continues to long for you even now</text:p>
      <text:p text:style-name="P10">I can never forget, the moment that I first met you<text:span text:style-name="T5">{quartz was once written}</text:span></text:p>
      <text:p text:style-name="P10">It’s just the truth in my heart, an indelible scar</text:p>
      <text:p text:style-name="P10">Turning even that pain into hope</text:p>
      <text:p text:style-name="P10">The tale of the ongoing conflict will carve in time<text:span text:style-name="T5">{quartz is affected by current things}</text:span></text:p>
      <text:p text:style-name="P10">Even in this crumbling world, I am still searching for light</text:p>
      <text:p text:style-name="P10">Filling my hands full with an unbendable spirit, I will protect everything</text:p>
      <text:p text:style-name="P10">But just the truth in my heart, a yet to be seen dream</text:p>
      <text:p text:style-name="P10">If only I can discover it</text:p>
      <text:p text:style-name="P10">I will surely be able to overcome whatever despair that lies ahead of my path…</text:p>
      <text:p text:style-name="P10"/>
      <text:p text:style-name="P12">I have notes of lyrics but I forgot where they belong:</text:p>
      <text:p text:style-name="P12">_壊れかけたこの世界でまだ明日を夢見るから shows that the world hasn't broken down. which means that quartz still exists</text:p>
      <text:p text:style-name="P12">_ずっと夢を見てた　僅かな煌きは describes quartz</text:p>
      <text:p text:style-name="P12">_霞む空を見上げ　過ぎた日々を想う describes that it is in the nether</text:p>
      <text:p text:style-name="P12">_刻んでる記憶の迷路に立ち尽くす describes nether quartz ore</text:p>
      <text:p text:style-name="P12">_正しさの定義なんて意味はないけど is the reason why quartz can be used by anyone</text:p>
      <text:p text:style-name="P12">_信じる心だけ今は胸に秘めて　光捜す quartz can be made into daylight sensor</text:p>
      <text:p text:style-name="P10"/>
      <text:p text:style-name="P11"/>
      <text:p text:style-name="P14">1.15</text:p>
      <text:p text:style-name="P11">The end of escape</text:p>
      <text:p text:style-name="P11">_escaping is done on horseback</text:p>
      <text:p text:style-name="P11"/>
      <text:p text:style-name="P13">1.16</text:p>
      <text:p text:style-name="P13"><text:soft-page-break/>clockwork planet</text:p>
      <text:p text:style-name="P13">_clockwork planet tracks steves statistics. The statistics change so it is about clockwork planet</text:p>
      <text:p text:style-name="P13"/>
      <text:p text:style-name="P13">Break Our Limit</text:p>
      <text:p text:style-name="P13">_it breaks our limit because it is the update that changed the world</text:p>
      <text:p text:style-name="P13"/>
      <text:p text:style-name="P13">1.17</text:p>
      <text:p text:style-name="P13">Red "reduction division"-crossroads version-</text:p>
      <text:p text:style-name="P13">_like in the lyrics, the world turns red which shows that it isn't a sky because sky is blue. just like how the sky dimension was renamed to end dimension</text:p>
      <text:p text:style-name="P13"/>
      <text:p text:style-name="P13"/>
      <text:p text:style-name="P13">1.18</text:p>
      <text:p text:style-name="P13">killing bites</text:p>
      <text:p text:style-name="P13">_cooldown exists killing bites because biting things can't be done fast</text:p>
      <text:p text:style-name="P13"/>
      <text:p text:style-name="P13">three count</text:p>
      <text:p text:style-name="P13">_lyrics about not being alone like the ender dragon and its many dragon heads.</text:p>
      <text:p text:style-name="P13"/>
      <text:p text:style-name="P13"/>
      <text:p text:style-name="P13">1.19</text:p>
      <text:p text:style-name="P13">divine criminal</text:p>
      <text:p text:style-name="P13">_new hostile mobs<text:span text:style-name="T28"> which are like divine because elemental.</text:span></text:p>
      <text:p text:style-name="P13"/>
      <text:p text:style-name="P13">I believe in my heart</text:p>
      <text:p text:style-name="P13">_wolves no longer despawn<text:span text:style-name="T29">. and the zombie villagers in the zombie village don't despawn.</text:span></text:p>
      <text:p text:style-name="P13"/>
      <text:p text:style-name="P13">brave new world -crossroads version- (fripSide Only)</text:p>
      <text:p text:style-name="P13">_world generation changes<text:span text:style-name="T28">. also brave because they put a mineshaft in the mesa</text:span></text:p>
      <text:p text:style-name="P13"/>
      <text:p text:style-name="P13">1.20</text:p>
      <text:p text:style-name="P13">Edge of the Universe</text:p>
      <text:p text:style-name="P13">_clockwork planet on the edge of universe and may no longer be able to track steve if steve doesn't have the totem of undying. So illagers were created to give steve the totem of undying</text:p>
      <text:p text:style-name="P13"/>
      <text:p text:style-name="P13">1.21</text:p>
      <text:p text:style-name="P13">Love with You</text:p>
      <text:p text:style-name="P13">_color update matches theme with love with you because color is like love.</text:p>
      <text:p text:style-name="P13"/>
      <text:p text:style-name="P13"/>
      <text:p text:style-name="P13">Blue Moon</text:p>
      <text:p text:style-name="P13">_after this update no more costumized world so it was a blue moon. in the lyrics, the present was during the blue moon.</text:p>
      <text:p text:style-name="P13"/>
      <text:p text:style-name="P13"/>
      <text:p text:style-name="P13">1.22</text:p>
      <text:p text:style-name="P13">when chance strikes</text:p>
      <text:p text:style-name="P13">_update aquatic is <text:span text:style-name="T30">both </text:span>unexplainable <text:span text:style-name="T30">and very large </text:span>so it <text:span text:style-name="T31">is like</text:span> when chance strikes. actually because blue moon went away</text:p>
      <text:p text:style-name="P13"><text:soft-page-break/></text:p>
      <text:p text:style-name="P13"/>
      <text:p text:style-name="P13">1.23</text:p>
      <text:p text:style-name="P13">final phase</text:p>
      <text:p text:style-name="P13">_wither makes wither rose because that is final phase of life.</text:p>
      <text:p text:style-name="P13"/>
      <text:p text:style-name="P13">promenade</text:p>
      <text:p text:style-name="P13">_village and pillage update includes traveling mobs like pillagers so therefore promenade</text:p>
      <text:p text:style-name="P13"/>
      <text:p text:style-name="P13">1.24</text:p>
      <text:p text:style-name="P13">only my railgun -version2020-</text:p>
      <text:p text:style-name="P13">_honey is orange.</text:p>
      <text:p text:style-name="P13"/>
      <text:p text:style-name="P13"/>
      <text:p text:style-name="P13">1.25</text:p>
      <text:p text:style-name="P13"/>
      <text:p text:style-name="P13">dual existence</text:p>
      <text:p text:style-name="P13">_<text:span text:style-name="T20">dual existence lyrics is about meeting someone that seemed to be suppose to be with you</text:span><text:span text:style-name="T27">,</text:span><text:span text:style-name="T20"> so dual existence as in belief that you are destined to be with someone. piglins believe that collecting enough netherite would summon that person.</text:span></text:p>
      <text:p text:style-name="P13"/>
      <text:p text:style-name="P13">Reason to be here</text:p>
      <text:p text:style-name="P13">_reason to be here is to get muons</text:p>
      <text:p text:style-name="P13"/>
      <text:p text:style-name="P13">1.26</text:p>
      <text:p text:style-name="P13">legendary future</text:p>
      <text:p text:style-name="P13">_glow squid is legendary future because voting. </text:p>
      <text:p text:style-name="P13"/>
      <text:p text:style-name="P13">a new day will come</text:p>
      <text:p text:style-name="P13">_caves update of caves and clifs which is a new day will come for cliffs. </text:p>
      <text:p text:style-name="P13"/>
      <text:p text:style-name="P13"/>
      <text:p text:style-name="P13">1.27</text:p>
      <text:p text:style-name="P13">Leap of faith</text:p>
      <text:p text:style-name="P13">_fripside leap of faith mv like that in white forces<text:span text:style-name="T19">. </text:span>leap of faith also as in world hieght change. wither is still relevent because reskin of wither. It is the 1st time ever since initial release.</text:p>
      <text:p text:style-name="P13"/>
      <text:p text:style-name="P13">passage</text:p>
      <text:p text:style-name="P13">_"otherside" music disk is not from creeper with name relating to passage. </text:p>
      <text:p text:style-name="P13"/>
      <text:p text:style-name="P13">1.28</text:p>
      <text:p text:style-name="P13">dawn of infinity</text:p>
      <text:p text:style-name="P13">_allay is a helper just like how phase 3 has 2 singers instead of one. dawn of infinity as in the ancient city portal is dawn of infinity. because infinity is wide like the portal. dawn as in it does nothing now.</text:p>
      <text:p text:style-name="P13"/>
      <text:p text:style-name="P13">Regeneration</text:p>
      <text:p text:style-name="P13">_regeneration like skulk spread.</text:p>
      <text:p text:style-name="P13"/>
      <text:p text:style-name="P13"/>
      <text:p text:style-name="P13"><text:soft-page-break/>1.29</text:p>
      <text:p text:style-name="P13">Red Liberation</text:p>
      <text:p text:style-name="P13">_red liberation makes pink like cherries.</text:p>
      <text:p text:style-name="P13"/>
      <text:p text:style-name="P13">more than you know</text:p>
      <text:p text:style-name="P13">_sniffer can dig up seeds but not you because more than you know. also sniffer wins because more than you know</text:p>
      <text:p text:style-name="P13"/>
      <text:p text:style-name="P13">1.30</text:p>
      <text:p text:style-name="P13"/>
      <text:p text:style-name="P13"/>
      <text:p text:style-name="P15">too lazy to make text also format so that copy and paste to be md.</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6T21:57:59.646000000</meta:creation-date>
    <dc:date>2024-09-26T21:44:12.045000000</dc:date>
    <meta:editing-duration>PT17H40M13S</meta:editing-duration>
    <meta:editing-cycles>95</meta:editing-cycles>
    <meta:generator>LibreOffice/7.5.4.2$Windows_X86_64 LibreOffice_project/36ccfdc35048b057fd9854c757a8b67ec53977b6</meta:generator>
    <meta:document-statistic meta:table-count="2" meta:image-count="0" meta:object-count="0" meta:page-count="18" meta:paragraph-count="610" meta:word-count="4873" meta:character-count="26897" meta:non-whitespace-character-count="22709"/>
  </office:meta>
</office:document-meta>
</file>